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number-columns-repeated="3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4949871840628" calcext:value-type="float">
            <text:p>1.0495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82239382239382" calcext:value-type="float">
            <text:p>0.9822</text:p>
          </table:table-cell>
          <table:table-cell table:formula="of:= AVERAGE([.T36:.T42])" office:value-type="float" office:value="1.00162227052983" calcext:value-type="float">
            <text:p>1.0016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14843414843415" calcext:value-type="float">
            <text:p>0.9148</text:p>
          </table:table-cell>
          <table:table-cell table:formula="of:= AVERAGE([.T38:.T42])" office:value-type="float" office:value="0.955212355212355" calcext:value-type="float">
            <text:p>0.9552</text:p>
          </table:table-cell>
          <table:table-cell table:formula="of:= AVERAGE([.T37:.T43])" office:value-type="float" office:value="0.933995219709505" calcext:value-type="float">
            <text:p>0.934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101.424242424242" calcext:value-type="float">
            <text:p>101,42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4.71428571428571" calcext:value-type="float">
            <text:p>4,7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785714285714286" calcext:value-type="float">
            <text:p>0.7857</text:p>
          </table:table-cell>
          <table:table-cell table:formula="of:= AVERAGE([.T40:.T42])" office:value-type="float" office:value="0.851780351780352" calcext:value-type="float">
            <text:p>0.8518</text:p>
          </table:table-cell>
          <table:table-cell table:formula="of:= AVERAGE([.T39:.T43])" office:value-type="float" office:value="0.874259974259974" calcext:value-type="float">
            <text:p>0.8743</text:p>
          </table:table-cell>
          <table:table-cell table:formula="of:= AVERAGE([.T38:.T44])" office:value-type="float" office:value="0.926669212383498" calcext:value-type="float">
            <text:p>0.9267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25.333333333333" calcext:value-type="float">
            <text:p>125,33</text:p>
          </table:table-cell>
          <table:table-cell table:formula="of:= SUM([.H39:.H45]) / SUM([.F39:.F45])" office:value-type="float" office:value="102.6875" calcext:value-type="float">
            <text:p>102,6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3.6" calcext:value-type="float">
            <text:p>3,6</text:p>
          </table:table-cell>
          <table:table-cell table:formula="of:=AVERAGE([.F39:.F45])" office:value-type="float" office:value="4.57142857142857" calcext:value-type="float">
            <text:p>4,6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864864864864865" calcext:value-type="float">
            <text:p>0.8649</text:p>
          </table:table-cell>
          <table:table-cell table:formula="of:= AVERAGE([.T41:.T43])" office:value-type="float" office:value="0.804161304161304" calcext:value-type="float">
            <text:p>0.8042</text:p>
          </table:table-cell>
          <table:table-cell table:formula="of:= AVERAGE([.T40:.T44])" office:value-type="float" office:value="0.853192753192753" calcext:value-type="float">
            <text:p>0.8532</text:p>
          </table:table-cell>
          <table:table-cell table:formula="of:= AVERAGE([.T39:.T45])" office:value-type="float" office:value="0.887822094589012" calcext:value-type="float">
            <text:p>0.8878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311" calcext:value-type="float">
            <text:p>311,00</text:p>
          </table:table-cell>
          <table:table-cell table:formula="of:= SUM([.H41:.H45]) / SUM([.F41:.F45])" office:value-type="float" office:value="103.47619047619" calcext:value-type="float">
            <text:p>103,48</text:p>
          </table:table-cell>
          <table:table-cell table:formula="of:= SUM([.H40:.H46]) / SUM([.F40:.F46])" office:value-type="float" office:value="99.34375" calcext:value-type="float">
            <text:p>99,34</text:p>
          </table:table-cell>
          <table:table-cell table:formula="of:=AVERAGE([.F42:.F44])" office:value-type="float" office:value="1.33333333333333" calcext:value-type="float">
            <text:p>1,3</text:p>
          </table:table-cell>
          <table:table-cell table:formula="of:=AVERAGE([.F41:.F45])" office:value-type="float" office:value="4.2" calcext:value-type="float">
            <text:p>4,2</text:p>
          </table:table-cell>
          <table:table-cell table:formula="of:=AVERAGE([.F40:.F46])" office:value-type="float" office:value="4.57142857142857" calcext:value-type="float">
            <text:p>4,6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761904761904762" calcext:value-type="float">
            <text:p>0.7619</text:p>
          </table:table-cell>
          <table:table-cell table:formula="of:= AVERAGE([.T42:.T44])" office:value-type="float" office:value="0.858495858495859" calcext:value-type="float">
            <text:p>0.8585</text:p>
          </table:table-cell>
          <table:table-cell table:formula="of:= AVERAGE([.T41:.T45])" office:value-type="float" office:value="0.851187740661425" calcext:value-type="float">
            <text:p>0.8512</text:p>
          </table:table-cell>
          <table:table-cell table:formula="of:= AVERAGE([.T40:.T46])" office:value-type="float" office:value="0.884429091196009" calcext:value-type="float">
            <text:p>0.8844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G43] + [.F44]" office:value-type="float" office:value="82368" calcext:value-type="float">
            <text:p>82 368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416" calcext:value-type="float">
            <text:p>416,00</text:p>
          </table:table-cell>
          <table:table-cell table:formula="of:= SUM([.H43:.H45]) / SUM([.F43:.F45])" office:value-type="float" office:value="115.636363636364" calcext:value-type="float">
            <text:p>115,64</text:p>
          </table:table-cell>
          <table:table-cell table:formula="of:= SUM([.H42:.H46]) / SUM([.F42:.F46])" office:value-type="float" office:value="120.388888888889" calcext:value-type="float">
            <text:p>120,39</text:p>
          </table:table-cell>
          <table:table-cell table:formula="of:= SUM([.H41:.H47]) / SUM([.F41:.F47])" office:value-type="float" office:value="85.4594594594595" calcext:value-type="float">
            <text:p>85,46</text:p>
          </table:table-cell>
          <table:table-cell table:formula="of:=AVERAGE([.F43:.F45])" office:value-type="float" office:value="3.66666666666667" calcext:value-type="float">
            <text:p>3,7</text:p>
          </table:table-cell>
          <table:table-cell table:formula="of:=AVERAGE([.F42:.F46])" office:value-type="float" office:value="3.6" calcext:value-type="float">
            <text:p>3,6</text:p>
          </table:table-cell>
          <table:table-cell table:formula="of:=AVERAGE([.F41:.F47])" office:value-type="float" office:value="5.28571428571429" calcext:value-type="float">
            <text:p>5,3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0.948717948717949" calcext:value-type="float">
            <text:p>0.9487</text:p>
          </table:table-cell>
          <table:table-cell table:formula="of:= AVERAGE([.T43:.T45])" office:value-type="float" office:value="0.868453184242658" calcext:value-type="float">
            <text:p>0.8685</text:p>
          </table:table-cell>
          <table:table-cell table:formula="of:= AVERAGE([.T42:.T46])" office:value-type="float" office:value="0.900105489579174" calcext:value-type="float">
            <text:p>0.9001</text:p>
          </table:table-cell>
          <table:table-cell table:formula="of:= AVERAGE([.T41:.T47])" office:value-type="float" office:value="0.906963104801451" calcext:value-type="float">
            <text:p>0.9070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89.2666666666667" calcext:value-type="float">
            <text:p>89,27</text:p>
          </table:table-cell>
          <table:table-cell table:formula="of:= SUM([.H43:.H47]) / SUM([.F43:.F47])" office:value-type="float" office:value="83.7407407407408" calcext:value-type="float">
            <text:p>83,74</text:p>
          </table:table-cell>
          <table:table-cell table:formula="of:= SUM([.H42:.H48]) / SUM([.F42:.F48])" office:value-type="float" office:value="94.9705882352941" calcext:value-type="float">
            <text:p>94,97</text:p>
          </table:table-cell>
          <table:table-cell table:formula="of:=AVERAGE([.F44:.F46])" office:value-type="float" office:value="5" calcext:value-type="float">
            <text:p>5,0</text:p>
          </table:table-cell>
          <table:table-cell table:formula="of:=AVERAGE([.F43:.F47])" office:value-type="float" office:value="5.4" calcext:value-type="float">
            <text:p>5,4</text:p>
          </table:table-cell>
          <table:table-cell table:formula="of:=AVERAGE([.F42:.F48])" office:value-type="float" office:value="4.85714285714286" calcext:value-type="float">
            <text:p>4,9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894736842105263" calcext:value-type="float">
            <text:p>0.8947</text:p>
          </table:table-cell>
          <table:table-cell table:formula="of:= AVERAGE([.T44:.T46])" office:value-type="float" office:value="0.957919273708747" calcext:value-type="float">
            <text:p>0.9579</text:p>
          </table:table-cell>
          <table:table-cell table:formula="of:= AVERAGE([.T43:.T47])" office:value-type="float" office:value="0.939632516606201" calcext:value-type="float">
            <text:p>0.9396</text:p>
          </table:table-cell>
          <table:table-cell table:formula="of:= AVERAGE([.T42:.T48])" office:value-type="float" office:value="0.986682492556553" calcext:value-type="float">
            <text:p>0.9867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7.4516129032258" calcext:value-type="float">
            <text:p>77,45</text:p>
          </table:table-cell>
          <table:table-cell table:formula="of:= SUM([.H43:.H49]) / SUM([.F43:.F49])" office:value-type="float" office:value="95.8529411764706" calcext:value-type="float">
            <text:p>95,85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2" calcext:value-type="float">
            <text:p>6,2</text:p>
          </table:table-cell>
          <table:table-cell table:formula="of:=AVERAGE([.F43:.F49])" office:value-type="float" office:value="4.85714285714286" calcext:value-type="float">
            <text:p>4,9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3030303030303" calcext:value-type="float">
            <text:p>1.0303</text:p>
          </table:table-cell>
          <table:table-cell table:formula="of:= AVERAGE([.T45:.T47])" office:value-type="float" office:value="0.995846624136098" calcext:value-type="float">
            <text:p>0.9958</text:p>
          </table:table-cell>
          <table:table-cell table:formula="of:= AVERAGE([.T44:.T48])" office:value-type="float" office:value="1.05600156422525" calcext:value-type="float">
            <text:p>1.0560</text:p>
          </table:table-cell>
          <table:table-cell table:formula="of:= AVERAGE([.T43:.T49])" office:value-type="float" office:value="1.04073654661061" calcext:value-type="float">
            <text:p>1.0407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96.8529411764706" calcext:value-type="float">
            <text:p>96,85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4.85714285714286" calcext:value-type="float">
            <text:p>4,9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625" calcext:value-type="float">
            <text:p>1.0625</text:p>
          </table:table-cell>
          <table:table-cell table:formula="of:= AVERAGE([.T46:.T48])" office:value-type="float" office:value="1.14551767676768" calcext:value-type="float">
            <text:p>1.1455</text:p>
          </table:table-cell>
          <table:table-cell table:formula="of:= AVERAGE([.T45:.T49])" office:value-type="float" office:value="1.11490662313031" calcext:value-type="float">
            <text:p>1.1149</text:p>
          </table:table-cell>
          <table:table-cell table:formula="of:= AVERAGE([.T44:.T50])" office:value-type="float" office:value="1.12937200079228" calcext:value-type="float">
            <text:p>1.1294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34375" calcext:value-type="float">
            <text:p>1.3438</text:p>
          </table:table-cell>
          <table:table-cell table:formula="of:= AVERAGE([.T47:.T49])" office:value-type="float" office:value="1.21649774774775" calcext:value-type="float">
            <text:p>1.2165</text:p>
          </table:table-cell>
          <table:table-cell table:formula="of:= AVERAGE([.T46:.T50])" office:value-type="float" office:value="1.21242984294455" calcext:value-type="float">
            <text:p>1.2124</text:p>
          </table:table-cell>
          <table:table-cell table:formula="of:= AVERAGE([.T45:.T51])" office:value-type="float" office:value="1.17031145349644" calcext:value-type="float">
            <text:p>1.1703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24324324324324" calcext:value-type="float">
            <text:p>1.2432</text:p>
          </table:table-cell>
          <table:table-cell table:formula="of:= AVERAGE([.T48:.T50])" office:value-type="float" office:value="1.32311539480657" calcext:value-type="float">
            <text:p>1.3231</text:p>
          </table:table-cell>
          <table:table-cell table:formula="of:= AVERAGE([.T47:.T51])" office:value-type="float" office:value="1.25342806041335" calcext:value-type="float">
            <text:p>1.2534</text:p>
          </table:table-cell>
          <table:table-cell table:formula="of:= AVERAGE([.T46:.T52])" office:value-type="float" office:value="1.2399708962209" calcext:value-type="float">
            <text:p>1.2400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38235294117647" calcext:value-type="float">
            <text:p>1.3824</text:p>
          </table:table-cell>
          <table:table-cell table:formula="of:= AVERAGE([.T49:.T51])" office:value-type="float" office:value="1.28696343402226" calcext:value-type="float">
            <text:p>1.2870</text:p>
          </table:table-cell>
          <table:table-cell table:formula="of:= AVERAGE([.T48:.T52])" office:value-type="float" office:value="1.31739864864865" calcext:value-type="float">
            <text:p>1.3174</text:p>
          </table:table-cell>
          <table:table-cell table:formula="of:= AVERAGE([.T47:.T53])" office:value-type="float" office:value="1.27550900152644" calcext:value-type="float">
            <text:p>1.2755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23529411764706" calcext:value-type="float">
            <text:p>1.2353</text:p>
          </table:table-cell>
          <table:table-cell table:formula="of:= AVERAGE([.T50:.T52])" office:value-type="float" office:value="1.33333333333333" calcext:value-type="float">
            <text:p>1.3333</text:p>
          </table:table-cell>
          <table:table-cell table:formula="of:= AVERAGE([.T49:.T53])" office:value-type="float" office:value="1.30446260213702" calcext:value-type="float">
            <text:p>1.3045</text:p>
          </table:table-cell>
          <table:table-cell table:formula="of:= AVERAGE([.T48:.T54])" office:value-type="float" office:value="1.30384751084321" calcext:value-type="float">
            <text:p>1.3038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38235294117647" calcext:value-type="float">
            <text:p>1.3824</text:p>
          </table:table-cell>
          <table:table-cell table:formula="of:= AVERAGE([.T51:.T53])" office:value-type="float" office:value="1.29890560875513" calcext:value-type="float">
            <text:p>1.2989</text:p>
          </table:table-cell>
          <table:table-cell table:formula="of:= AVERAGE([.T50:.T54])" office:value-type="float" office:value="1.30798786653185" calcext:value-type="float">
            <text:p>1.3080</text:p>
          </table:table-cell>
          <table:table-cell table:formula="of:= AVERAGE([.T49:.T55])" office:value-type="float" office:value="1.28209599108638" calcext:value-type="float">
            <text:p>1.2821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30743075794524" calcext:value-type="float">
            <text:p>1.3074</text:p>
          </table:table-cell>
          <table:table-cell table:formula="of:= AVERAGE([.T51:.T55])" office:value-type="float" office:value="1.26981515063698" calcext:value-type="float">
            <text:p>1.2698</text:p>
          </table:table-cell>
          <table:table-cell table:formula="of:= AVERAGE([.T50:.T56])" office:value-type="float" office:value="1.27115648014686" calcext:value-type="float">
            <text:p>1.2712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560896604409" calcext:value-type="float">
            <text:p>1.2561</text:p>
          </table:table-cell>
          <table:table-cell table:formula="of:= AVERAGE([.T51:.T57])" office:value-type="float" office:value="1.2256531724408" calcext:value-type="float">
            <text:p>1.2257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20762414264707" calcext:value-type="float">
            <text:p>1.207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table:style-name="ce22"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table:style-name="ce22"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table:style-name="ce22"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table:style-name="ce22"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5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5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table:style-name="ce22"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5" table:formula="of:= AVERAGE([.T71:.T75])" office:value-type="float" office:value="1.19053383725228" calcext:value-type="float">
            <text:p>1.1905</text:p>
          </table:table-cell>
          <table:table-cell table:formula="of:= AVERAGE([.T70:.T76])" office:value-type="float" office:value="1.15093484977333" calcext:value-type="float">
            <text:p>1.1509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5" table:formula="of:= AVERAGE([.X71:.X75])" office:value-type="float" office:value="1.353869448605" calcext:value-type="float">
            <text:p>1.3539</text:p>
          </table:table-cell>
          <table:table-cell table:formula="of:= AVERAGE([.X70:.X76])" office:value-type="float" office:value="1.33079877109595" calcext:value-type="float">
            <text:p>1.3308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5" table:formula="of:= AVERAGE([.T73:.T75])" office:value-type="float" office:value="1.23118099088973" calcext:value-type="float">
            <text:p>1.2312</text:p>
          </table:table-cell>
          <table:table-cell table:formula="of:= AVERAGE([.T72:.T76])" office:value-type="float" office:value="1.14615985351245" calcext:value-type="float">
            <text:p>1.1462</text:p>
          </table:table-cell>
          <table:table-cell table:formula="of:= AVERAGE([.T71:.T77])" office:value-type="float" office:value="1.12782307595903" calcext:value-type="float">
            <text:p>1.1278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5" table:formula="of:= AVERAGE([.X73:.X75])" office:value-type="float" office:value="1.32829158765868" calcext:value-type="float">
            <text:p>1.3283</text:p>
          </table:table-cell>
          <table:table-cell table:formula="of:= AVERAGE([.X72:.X76])" office:value-type="float" office:value="1.31218977126959" calcext:value-type="float">
            <text:p>1.3122</text:p>
          </table:table-cell>
          <table:table-cell table:formula="of:= AVERAGE([.X71:.X77])" office:value-type="float" office:value="1.26675233276553" calcext:value-type="float">
            <text:p>1.2668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table:style-name="ce22"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9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2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2" table:formula="of:=AVERAGE([.H72:.H78])" office:value-type="float" office:value="1134" calcext:value-type="float">
            <text:p>1 134,0</text:p>
          </table:table-cell>
          <table:table-cell table:style-name="ce35" table:formula="of:= SUM([.F72:.F78]) / SUM([.F67:.F73])" office:value-type="float" office:value="1.32038834951456" calcext:value-type="float">
            <text:p>1.3204</text:p>
          </table:table-cell>
          <table:table-cell table:formula="of:= AVERAGE([.T74:.T76])" office:value-type="float" office:value="1.16337819747718" calcext:value-type="float">
            <text:p>1.1634</text:p>
          </table:table-cell>
          <table:table-cell table:formula="of:= AVERAGE([.T73:.T77])" office:value-type="float" office:value="1.12712706362419" calcext:value-type="float">
            <text:p>1.1271</text:p>
          </table:table-cell>
          <table:table-cell table:formula="of:= AVERAGE([.T72:.T78])" office:value-type="float" office:value="1.02693872221753" calcext:value-type="float">
            <text:p>1.0269</text:p>
          </table:table-cell>
          <table:table-cell table:style-name="ce35" table:formula="of:= SUM([.H72:.H78]) / SUM([.H67:.H73])" office:value-type="float" office:value="1.40644932671864" calcext:value-type="float">
            <text:p>1.4064</text:p>
          </table:table-cell>
          <table:table-cell table:formula="of:= AVERAGE([.X74:.X76])" office:value-type="float" office:value="1.24697037035069" calcext:value-type="float">
            <text:p>1.2470</text:p>
          </table:table-cell>
          <table:table-cell table:formula="of:= AVERAGE([.X73:.X77])" office:value-type="float" office:value="1.21655876986195" calcext:value-type="float">
            <text:p>1.2166</text:p>
          </table:table-cell>
          <table:table-cell table:formula="of:= AVERAGE([.X72:.X78])" office:value-type="float" office:value="1.17358856125844" calcext:value-type="float">
            <text:p>1.1736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table:style-name="ce22"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9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57" calcext:value-type="float">
            <text:p>57,00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2" table:formula="of:=AVERAGE([.F74:.F78])" office:value-type="float" office:value="19.8" calcext:value-type="float">
            <text:p>19,8</text:p>
          </table:table-cell>
          <table:table-cell table:formula="of:=AVERAGE([.F73:.F79])" office:value-type="float" office:value="20.6666666666667" calcext:value-type="float">
            <text:p>20,7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2" table:formula="of:=AVERAGE([.H74:.H78])" office:value-type="float" office:value="1219.2" calcext:value-type="float">
            <text:p>1 219,2</text:p>
          </table:table-cell>
          <table:table-cell table:formula="of:=AVERAGE([.H73:.H79])" office:value-type="float" office:value="1178" calcext:value-type="float">
            <text:p>1 178,0</text:p>
          </table:table-cell>
          <table:table-cell table:formula="of:= SUM([.F73:.F79]) / SUM([.F68:.F74])" office:value-type="float" office:value="1.00813008130081" calcext:value-type="float">
            <text:p>1.0081</text:p>
          </table:table-cell>
          <table:table-cell table:formula="of:= AVERAGE([.T75:.T77])" office:value-type="float" office:value="1.08749356498877" calcext:value-type="float">
            <text:p>1.0875</text:p>
          </table:table-cell>
          <table:table-cell table:formula="of:= AVERAGE([.T74:.T78])" office:value-type="float" office:value="0.989581276078401" calcext:value-type="float">
            <text:p>0.9896</text:p>
          </table:table-cell>
          <table:table-cell table:formula="of:= AVERAGE([.T73:.T79])" office:value-type="float" office:value="0.947473294140676" calcext:value-type="float">
            <text:p>0.9475</text:p>
          </table:table-cell>
          <table:table-cell table:formula="of:= SUM([.H73:.H79]) / SUM([.H68:.H74])" office:value-type="float" office:value="1.16865079365079" calcext:value-type="float">
            <text:p>1.1687</text:p>
          </table:table-cell>
          <table:table-cell table:formula="of:= AVERAGE([.X75:.X77])" office:value-type="float" office:value="1.16812280435079" calcext:value-type="float">
            <text:p>1.1681</text:p>
          </table:table-cell>
          <table:table-cell table:formula="of:= AVERAGE([.X74:.X78])" office:value-type="float" office:value="1.07901643670264" calcext:value-type="float">
            <text:p>1.0790</text:p>
          </table:table-cell>
          <table:table-cell table:formula="of:= AVERAGE([.X73:.X79])" office:value-type="float" office:value="1.04590993590571" calcext:value-type="float">
            <text:p>1.0459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9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76.2575757575758" calcext:value-type="float">
            <text:p>76,26</text:p>
          </table:table-cell>
          <table:table-cell table:formula="of:= SUM([.H74:.H80]) / SUM([.F74:.F80])" office:value-type="float" office:value="61.5757575757576" calcext:value-type="float">
            <text:p>61,58</text:p>
          </table:table-cell>
          <table:table-cell table:style-name="ce32" table:formula="of:=AVERAGE([.F76:.F78])" office:value-type="float" office:value="20.3333333333333" calcext:value-type="float">
            <text:p>20,3</text:p>
          </table:table-cell>
          <table:table-cell table:formula="of:=AVERAGE([.F75:.F79])" office:value-type="float" office:value="16.5" calcext:value-type="float">
            <text:p>16,5</text:p>
          </table:table-cell>
          <table:table-cell table:formula="of:=AVERAGE([.F74:.F80])" office:value-type="float" office:value="19.8" calcext:value-type="float">
            <text:p>19,8</text:p>
          </table:table-cell>
          <table:table-cell table:style-name="ce32" table:formula="of:=AVERAGE([.H76:.H78])" office:value-type="float" office:value="1277.33333333333" calcext:value-type="float">
            <text:p>1 277,3</text:p>
          </table:table-cell>
          <table:table-cell table:formula="of:=AVERAGE([.H75:.H79])" office:value-type="float" office:value="1258.25" calcext:value-type="float">
            <text:p>1 258,3</text:p>
          </table:table-cell>
          <table:table-cell table:formula="of:=AVERAGE([.H74:.H80])" office:value-type="float" office:value="1219.2" calcext:value-type="float">
            <text:p>1 219,2</text:p>
          </table:table-cell>
          <table:table-cell table:formula="of:= SUM([.F74:.F80]) / SUM([.F69:.F75])" office:value-type="float" office:value="0.933962264150943" calcext:value-type="float">
            <text:p>0.9340</text:p>
          </table:table-cell>
          <table:table-cell table:formula="of:= AVERAGE([.T76:.T78])" office:value-type="float" office:value="0.82196728975376" calcext:value-type="float">
            <text:p>0.8220</text:p>
          </table:table-cell>
          <table:table-cell table:formula="of:= AVERAGE([.T75:.T79])" office:value-type="float" office:value="0.851831687166021" calcext:value-type="float">
            <text:p>0.8518</text:p>
          </table:table-cell>
          <table:table-cell table:formula="of:= AVERAGE([.T74:.T80])" office:value-type="float" office:value="0.802757715601568" calcext:value-type="float">
            <text:p>0.8028</text:p>
          </table:table-cell>
          <table:table-cell table:formula="of:= SUM([.H74:.H80]) / SUM([.H69:.H75])" office:value-type="float" office:value="0.929268292682927" calcext:value-type="float">
            <text:p>0.9293</text:p>
          </table:table-cell>
          <table:table-cell table:formula="of:= AVERAGE([.X76:.X78])" office:value-type="float" office:value="0.940940622037305" calcext:value-type="float">
            <text:p>0.9409</text:p>
          </table:table-cell>
          <table:table-cell table:formula="of:= AVERAGE([.X75:.X79])" office:value-type="float" office:value="0.948588823016513" calcext:value-type="float">
            <text:p>0.9486</text:p>
          </table:table-cell>
          <table:table-cell table:formula="of:= AVERAGE([.X74:.X80])" office:value-type="float" office:value="0.890647122873055" calcext:value-type="float">
            <text:p>0.8906</text:p>
          </table:table-cell>
        </table:table-row>
        <table:table-row table:style-name="ro2">
          <table:table-cell/>
          <table:table-cell table:style-name="ce4" office:value-type="date" office:date-value="2021-10-17" calcext:value-type="date">
            <text:p>17.10.2021</text:p>
          </table:table-cell>
          <table:table-cell table:style-name="ce18" office:value-type="float" office:value="335" calcext:value-type="float">
            <text:p>335</text:p>
          </table:table-cell>
          <table:table-cell table:style-name="ce18" table:formula="of:= [.D77] + [.C78]" office:value-type="float" office:value="1708889" calcext:value-type="float">
            <text:p>1 708 889</text:p>
          </table:table-cell>
          <table:table-cell table:style-name="ce18"/>
          <table:table-cell table:style-name="ce23" office:value-type="float" office:value="13" calcext:value-type="float">
            <text:p>13</text:p>
          </table:table-cell>
          <table:table-cell table:style-name="ce25" table:formula="of:= [.G77] + [.F78]" office:value-type="float" office:value="82760" calcext:value-type="float">
            <text:p>82 760</text:p>
          </table:table-cell>
          <table:table-cell table:style-name="ce25" office:value-type="float" office:value="1257" calcext:value-type="float">
            <text:p>1 257</text:p>
          </table:table-cell>
          <table:table-cell table:style-name="ce7" table:formula="of:= [.I77] + [.H78]" office:value-type="float" office:value="443596" calcext:value-type="float">
            <text:p>443 596</text:p>
          </table:table-cell>
          <table:table-cell table:style-name="ce29" table:formula="of:= [.H78] / [.F78]" office:value-type="float" office:value="96.6923076923077" calcext:value-type="float">
            <text:p>96,69</text:p>
          </table:table-cell>
          <table:table-cell table:formula="of:= SUM([.H77:.H79]) / SUM([.F77:.F79])" office:value-type="float" office:value="95.7777777777778" calcext:value-type="float">
            <text:p>95,78</text:p>
          </table:table-cell>
          <table:table-cell table:formula="of:= SUM([.H76:.H80]) / SUM([.F76:.F80])" office:value-type="float" office:value="62.8196721311475" calcext:value-type="float">
            <text:p>62,82</text:p>
          </table:table-cell>
          <table:table-cell table:formula="of:= SUM([.H75:.H81]) / SUM([.F75:.F81])" office:value-type="float" office:value="76.2575757575758" calcext:value-type="float">
            <text:p>76,26</text:p>
          </table:table-cell>
          <table:table-cell table:formula="of:=AVERAGE([.F77:.F79])" office:value-type="float" office:value="13.5" calcext:value-type="float">
            <text:p>13,5</text:p>
          </table:table-cell>
          <table:table-cell table:formula="of:=AVERAGE([.F76:.F80])" office:value-type="float" office:value="20.3333333333333" calcext:value-type="float">
            <text:p>20,3</text:p>
          </table:table-cell>
          <table:table-cell table:formula="of:=AVERAGE([.F75:.F81])" office:value-type="float" office:value="16.5" calcext:value-type="float">
            <text:p>16,5</text:p>
          </table:table-cell>
          <table:table-cell table:formula="of:=AVERAGE([.H77:.H79])" office:value-type="float" office:value="1293" calcext:value-type="float">
            <text:p>1 293,0</text:p>
          </table:table-cell>
          <table:table-cell table:formula="of:=AVERAGE([.H76:.H80])" office:value-type="float" office:value="1277.33333333333" calcext:value-type="float">
            <text:p>1 277,3</text:p>
          </table:table-cell>
          <table:table-cell table:formula="of:=AVERAGE([.H75:.H81])" office:value-type="float" office:value="1258.25" calcext:value-type="float">
            <text:p>1 258,3</text:p>
          </table:table-cell>
          <table:table-cell table:formula="of:= SUM([.F75:.F81]) / SUM([.F70:.F76])" office:value-type="float" office:value="0.523809523809524" calcext:value-type="float">
            <text:p>0.5238</text:p>
          </table:table-cell>
          <table:table-cell table:formula="of:= AVERAGE([.T77:.T79])" office:value-type="float" office:value="0.643546668338244" calcext:value-type="float">
            <text:p>0.6435</text:p>
          </table:table-cell>
          <table:table-cell table:formula="of:= AVERAGE([.T76:.T80])" office:value-type="float" office:value="0.62745989961605" calcext:value-type="float">
            <text:p>0.6275</text:p>
          </table:table-cell>
          <table:table-cell table:formula="of:= AVERAGE([.T75:.T81])" office:value-type="float" office:value="0.651789508181747" calcext:value-type="float">
            <text:p>0.6518</text:p>
          </table:table-cell>
          <table:table-cell table:formula="of:= SUM([.H75:.H81]) / SUM([.H70:.H76])" office:value-type="float" office:value="0.724902779778194" calcext:value-type="float">
            <text:p>0.7249</text:p>
          </table:table-cell>
          <table:table-cell table:formula="of:= AVERAGE([.X77:.X79])" office:value-type="float" office:value="0.722614664904377" calcext:value-type="float">
            <text:p>0.7226</text:p>
          </table:table-cell>
          <table:table-cell table:formula="of:= AVERAGE([.X76:.X80])" office:value-type="float" office:value="0.732453908542022" calcext:value-type="float">
            <text:p>0.7325</text:p>
          </table:table-cell>
          <table:table-cell table:formula="of:= AVERAGE([.X75:.X81])" office:value-type="float" office:value="0.749508953212111" calcext:value-type="float">
            <text:p>0.7495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/>
          <table:table-cell table:formula="of:= [.D78] + [.C79]" office:value-type="float" office:value="1708889" calcext:value-type="float">
            <text:p>1 708 889</text:p>
          </table:table-cell>
          <table:table-cell/>
          <table:table-cell table:style-name="ce9"/>
          <table:table-cell table:style-name="ce5" table:formula="of:= [.G78] + [.F79]" office:value-type="float" office:value="82760" calcext:value-type="float">
            <text:p>82 760</text:p>
          </table:table-cell>
          <table:table-cell table:style-name="ce5"/>
          <table:table-cell table:formula="of:= [.I78] + [.H79]" office:value-type="float" office:value="443596" calcext:value-type="float">
            <text:p>443 596</text:p>
          </table:table-cell>
          <table:table-cell table:formula="of:= [.H79] / [.F79]" office:value-type="string" office:string-value="" calcext:value-type="error">
            <text:p>#DIV/0!</text:p>
          </table:table-cell>
          <table:table-cell table:formula="of:= SUM([.H78:.H80]) / SUM([.F78:.F80])" office:value-type="float" office:value="96.6923076923077" calcext:value-type="float">
            <text:p>96,69</text:p>
          </table:table-cell>
          <table:table-cell table:formula="of:= SUM([.H77:.H81]) / SUM([.F77:.F81])" office:value-type="float" office:value="95.7777777777778" calcext:value-type="float">
            <text:p>95,78</text:p>
          </table:table-cell>
          <table:table-cell table:formula="of:= SUM([.H76:.H82]) / SUM([.F76:.F82])" office:value-type="float" office:value="62.8196721311475" calcext:value-type="float">
            <text:p>62,82</text:p>
          </table:table-cell>
          <table:table-cell table:formula="of:=AVERAGE([.F78:.F80])" office:value-type="float" office:value="13" calcext:value-type="float">
            <text:p>13,0</text:p>
          </table:table-cell>
          <table:table-cell table:formula="of:=AVERAGE([.F77:.F81])" office:value-type="float" office:value="13.5" calcext:value-type="float">
            <text:p>13,5</text:p>
          </table:table-cell>
          <table:table-cell table:formula="of:=AVERAGE([.F76:.F82])" office:value-type="float" office:value="20.3333333333333" calcext:value-type="float">
            <text:p>20,3</text:p>
          </table:table-cell>
          <table:table-cell table:formula="of:=AVERAGE([.H78:.H80])" office:value-type="float" office:value="1257" calcext:value-type="float">
            <text:p>1 257,0</text:p>
          </table:table-cell>
          <table:table-cell table:formula="of:=AVERAGE([.H77:.H81])" office:value-type="float" office:value="1293" calcext:value-type="float">
            <text:p>1 293,0</text:p>
          </table:table-cell>
          <table:table-cell table:formula="of:=AVERAGE([.H76:.H82])" office:value-type="float" office:value="1277.33333333333" calcext:value-type="float">
            <text:p>1 277,3</text:p>
          </table:table-cell>
          <table:table-cell table:formula="of:= SUM([.F76:.F82]) / SUM([.F71:.F77])" office:value-type="float" office:value="0.472868217054264" calcext:value-type="float">
            <text:p>0.4729</text:p>
          </table:table-cell>
          <table:table-cell table:formula="of:= AVERAGE([.T78:.T80])" office:value-type="float" office:value="0.398402384209498" calcext:value-type="float">
            <text:p>0.3984</text:p>
          </table:table-cell>
          <table:table-cell table:formula="of:= AVERAGE([.T77:.T81])" office:value-type="float" office:value="0.446801625291371" calcext:value-type="float">
            <text:p>0.4468</text:p>
          </table:table-cell>
          <table:table-cell table:formula="of:= AVERAGE([.T76:.T82])" office:value-type="float" office:value="0.463162601108238" calcext:value-type="float">
            <text:p>0.4632</text:p>
          </table:table-cell>
          <table:table-cell table:formula="of:= SUM([.H76:.H82]) / SUM([.H71:.H77])" office:value-type="float" office:value="0.513672922252011" calcext:value-type="float">
            <text:p>0.5137</text:p>
          </table:table-cell>
          <table:table-cell table:formula="of:= AVERAGE([.X78:.X80])" office:value-type="float" office:value="0.521450152125462" calcext:value-type="float">
            <text:p>0.5215</text:p>
          </table:table-cell>
          <table:table-cell table:formula="of:= AVERAGE([.X77:.X81])" office:value-type="float" office:value="0.534292510423068" calcext:value-type="float">
            <text:p>0.5343</text:p>
          </table:table-cell>
          <table:table-cell table:formula="of:= AVERAGE([.X76:.X82])" office:value-type="float" office:value="0.548587620823734" calcext:value-type="float">
            <text:p>0.5486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/>
          <table:table-cell table:formula="of:= [.D79] + [.C80]" office:value-type="float" office:value="1708889" calcext:value-type="float">
            <text:p>1 708 889</text:p>
          </table:table-cell>
          <table:table-cell/>
          <table:table-cell table:style-name="ce9"/>
          <table:table-cell table:style-name="ce5" table:formula="of:= [.G79] + [.F80]" office:value-type="float" office:value="82760" calcext:value-type="float">
            <text:p>82 760</text:p>
          </table:table-cell>
          <table:table-cell table:style-name="ce5"/>
          <table:table-cell table:formula="of:= [.I79] + [.H80]" office:value-type="float" office:value="443596" calcext:value-type="float">
            <text:p>443 596</text:p>
          </table:table-cell>
          <table:table-cell table:formula="of:= [.H80] / [.F80]" office:value-type="string" office:string-value="" calcext:value-type="error">
            <text:p>#DIV/0!</text:p>
          </table:table-cell>
          <table:table-cell table:formula="of:= SUM([.H79:.H81]) / SUM([.F79:.F81])" office:value-type="string" office:string-value="" calcext:value-type="error">
            <text:p>#DIV/0!</text:p>
          </table:table-cell>
          <table:table-cell table:formula="of:= SUM([.H78:.H82]) / SUM([.F78:.F82])" office:value-type="float" office:value="96.6923076923077" calcext:value-type="float">
            <text:p>96,69</text:p>
          </table:table-cell>
          <table:table-cell table:formula="of:= SUM([.H77:.H83]) / SUM([.F77:.F83])" office:value-type="float" office:value="95.7777777777778" calcext:value-type="float">
            <text:p>95,78</text:p>
          </table:table-cell>
          <table:table-cell table:formula="of:=AVERAGE([.F79:.F81])" office:value-type="string" office:string-value="" calcext:value-type="error">
            <text:p>#DIV/0!</text:p>
          </table:table-cell>
          <table:table-cell table:formula="of:=AVERAGE([.F78:.F82])" office:value-type="float" office:value="13" calcext:value-type="float">
            <text:p>13,0</text:p>
          </table:table-cell>
          <table:table-cell table:formula="of:=AVERAGE([.F77:.F83])" office:value-type="float" office:value="13.5" calcext:value-type="float">
            <text:p>13,5</text:p>
          </table:table-cell>
          <table:table-cell table:formula="of:=AVERAGE([.H79:.H81])" office:value-type="string" office:string-value="" calcext:value-type="error">
            <text:p>#DIV/0!</text:p>
          </table:table-cell>
          <table:table-cell table:formula="of:=AVERAGE([.H78:.H82])" office:value-type="float" office:value="1257" calcext:value-type="float">
            <text:p>1 257,0</text:p>
          </table:table-cell>
          <table:table-cell table:formula="of:=AVERAGE([.H77:.H83])" office:value-type="float" office:value="1293" calcext:value-type="float">
            <text:p>1 293,0</text:p>
          </table:table-cell>
          <table:table-cell table:formula="of:= SUM([.F77:.F83]) / SUM([.F72:.F78])" office:value-type="float" office:value="0.198529411764706" calcext:value-type="float">
            <text:p>0.1985</text:p>
          </table:table-cell>
          <table:table-cell table:formula="of:= AVERAGE([.T79:.T81])" office:value-type="float" office:value="0.258745446165463" calcext:value-type="float">
            <text:p>0.2587</text:p>
          </table:table-cell>
          <table:table-cell table:formula="of:= AVERAGE([.T78:.T82])" office:value-type="float" office:value="0.260009172461183" calcext:value-type="float">
            <text:p>0.2600</text:p>
          </table:table-cell>
          <table:table-cell table:formula="of:= AVERAGE([.T77:.T83])" office:value-type="float" office:value="0.319144018065265" calcext:value-type="float">
            <text:p>0.3191</text:p>
          </table:table-cell>
          <table:table-cell table:formula="of:= SUM([.H77:.H83]) / SUM([.H72:.H78])" office:value-type="float" office:value="0.325774754346183" calcext:value-type="float">
            <text:p>0.3258</text:p>
          </table:table-cell>
          <table:table-cell table:formula="of:= AVERAGE([.X79:.X81])" office:value-type="float" office:value="0.33909715988474" calcext:value-type="float">
            <text:p>0.3391</text:p>
          </table:table-cell>
          <table:table-cell table:formula="of:= AVERAGE([.X78:.X82])" office:value-type="float" office:value="0.348438851886483" calcext:value-type="float">
            <text:p>0.3484</text:p>
          </table:table-cell>
          <table:table-cell table:formula="of:= AVERAGE([.X77:.X83])" office:value-type="float" office:value="0.381637507445049" calcext:value-type="float">
            <text:p>0.3816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/>
          <table:table-cell table:formula="of:= [.D80] + [.C81]" office:value-type="float" office:value="1708889" calcext:value-type="float">
            <text:p>1 708 889</text:p>
          </table:table-cell>
          <table:table-cell/>
          <table:table-cell table:style-name="ce9"/>
          <table:table-cell table:style-name="ce5" table:formula="of:= [.G80] + [.F81]" office:value-type="float" office:value="82760" calcext:value-type="float">
            <text:p>82 760</text:p>
          </table:table-cell>
          <table:table-cell table:style-name="ce5"/>
          <table:table-cell table:formula="of:= [.I80] + [.H81]" office:value-type="float" office:value="443596" calcext:value-type="float">
            <text:p>443 596</text:p>
          </table:table-cell>
          <table:table-cell table:formula="of:= [.H81] / [.F81]" office:value-type="string" office:string-value="" calcext:value-type="error">
            <text:p>#DIV/0!</text:p>
          </table:table-cell>
          <table:table-cell table:formula="of:= SUM([.H80:.H82]) / SUM([.F80:.F82])" office:value-type="string" office:string-value="" calcext:value-type="error">
            <text:p>#DIV/0!</text:p>
          </table:table-cell>
          <table:table-cell table:formula="of:= SUM([.H79:.H83]) / SUM([.F79:.F83])" office:value-type="string" office:string-value="" calcext:value-type="error">
            <text:p>#DIV/0!</text:p>
          </table:table-cell>
          <table:table-cell table:formula="of:= SUM([.H78:.H84]) / SUM([.F78:.F84])" office:value-type="float" office:value="96.6923076923077" calcext:value-type="float">
            <text:p>96,69</text:p>
          </table:table-cell>
          <table:table-cell table:formula="of:=AVERAGE([.F80:.F82])" office:value-type="string" office:string-value="" calcext:value-type="error">
            <text:p>#DIV/0!</text:p>
          </table:table-cell>
          <table:table-cell table:formula="of:=AVERAGE([.F79:.F83])" office:value-type="string" office:string-value="" calcext:value-type="error">
            <text:p>#DIV/0!</text:p>
          </table:table-cell>
          <table:table-cell table:formula="of:=AVERAGE([.F78:.F84])" office:value-type="float" office:value="13" calcext:value-type="float">
            <text:p>13,0</text:p>
          </table:table-cell>
          <table:table-cell table:formula="of:=AVERAGE([.H80:.H82])" office:value-type="string" office:string-value="" calcext:value-type="error">
            <text:p>#DIV/0!</text:p>
          </table:table-cell>
          <table:table-cell table:formula="of:=AVERAGE([.H79:.H83])" office:value-type="string" office:string-value="" calcext:value-type="error">
            <text:p>#DIV/0!</text:p>
          </table:table-cell>
          <table:table-cell table:formula="of:=AVERAGE([.H78:.H84])" office:value-type="float" office:value="1257" calcext:value-type="float">
            <text:p>1 257,0</text:p>
          </table:table-cell>
          <table:table-cell table:formula="of:= SUM([.F78:.F84]) / SUM([.F73:.F79])" office:value-type="float" office:value="0.104838709677419" calcext:value-type="float">
            <text:p>0.1048</text:p>
          </table:table-cell>
          <table:table-cell table:formula="of:= AVERAGE([.T80:.T82])" office:value-type="float" office:value="0.101122707147375" calcext:value-type="float">
            <text:p>0.1011</text:p>
          </table:table-cell>
          <table:table-cell table:formula="of:= AVERAGE([.T79:.T83])" office:value-type="float" office:value="0.155247267699278" calcext:value-type="float">
            <text:p>0.1552</text:p>
          </table:table-cell>
          <table:table-cell table:formula="of:= AVERAGE([.T78:.T84])" office:value-type="float" office:value="0.185720837472273" calcext:value-type="float">
            <text:p>0.1857</text:p>
          </table:table-cell>
          <table:table-cell table:formula="of:= SUM([.H78:.H84]) / SUM([.H73:.H79])" office:value-type="float" office:value="0.177843803056027" calcext:value-type="float">
            <text:p>0.1778</text:p>
          </table:table-cell>
          <table:table-cell table:formula="of:= AVERAGE([.X80:.X82])" office:value-type="float" office:value="0.167872852467403" calcext:value-type="float">
            <text:p>0.1679</text:p>
          </table:table-cell>
          <table:table-cell table:formula="of:= AVERAGE([.X79:.X83])" office:value-type="float" office:value="0.203458295930844" calcext:value-type="float">
            <text:p>0.2035</text:p>
          </table:table-cell>
          <table:table-cell table:formula="of:= AVERAGE([.X78:.X84])" office:value-type="float" office:value="0.248884894204631" calcext:value-type="float">
            <text:p>0.2489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/>
          <table:table-cell table:formula="of:= [.D81] + [.C82]" office:value-type="float" office:value="1708889" calcext:value-type="float">
            <text:p>1 708 889</text:p>
          </table:table-cell>
          <table:table-cell/>
          <table:table-cell table:style-name="ce9"/>
          <table:table-cell table:style-name="ce5" table:formula="of:= [.G81] + [.F82]" office:value-type="float" office:value="82760" calcext:value-type="float">
            <text:p>82 760</text:p>
          </table:table-cell>
          <table:table-cell table:style-name="ce5"/>
          <table:table-cell table:formula="of:= [.I81] + [.H82]" office:value-type="float" office:value="443596" calcext:value-type="float">
            <text:p>443 596</text:p>
          </table:table-cell>
          <table:table-cell table:formula="of:= [.H82] / [.F82]" office:value-type="string" office:string-value="" calcext:value-type="error">
            <text:p>#DIV/0!</text:p>
          </table:table-cell>
          <table:table-cell table:formula="of:= SUM([.H81:.H83]) / SUM([.F81:.F83])" office:value-type="string" office:string-value="" calcext:value-type="error">
            <text:p>#DIV/0!</text:p>
          </table:table-cell>
          <table:table-cell table:formula="of:= SUM([.H80:.H84]) / SUM([.F80:.F84])" office:value-type="string" office:string-value="" calcext:value-type="error">
            <text:p>#DIV/0!</text:p>
          </table:table-cell>
          <table:table-cell table:formula="of:= SUM([.H79:.H85]) / SUM([.F79:.F85])" office:value-type="string" office:string-value="" calcext:value-type="error">
            <text:p>#DIV/0!</text:p>
          </table:table-cell>
          <table:table-cell table:formula="of:=AVERAGE([.F81:.F83])" office:value-type="string" office:string-value="" calcext:value-type="error">
            <text:p>#DIV/0!</text:p>
          </table:table-cell>
          <table:table-cell table:formula="of:=AVERAGE([.F80:.F84])" office:value-type="string" office:string-value="" calcext:value-type="error">
            <text:p>#DIV/0!</text:p>
          </table:table-cell>
          <table:table-cell table:formula="of:=AVERAGE([.F79:.F85])" office:value-type="string" office:string-value="" calcext:value-type="error">
            <text:p>#DIV/0!</text:p>
          </table:table-cell>
          <table:table-cell table:formula="of:=AVERAGE([.H81:.H83])" office:value-type="string" office:string-value="" calcext:value-type="error">
            <text:p>#DIV/0!</text:p>
          </table:table-cell>
          <table:table-cell table:formula="of:=AVERAGE([.H80:.H84])" office:value-type="string" office:string-value="" calcext:value-type="error">
            <text:p>#DIV/0!</text:p>
          </table:table-cell>
          <table:table-cell table:formula="of:=AVERAGE([.H79:.H85])" office:value-type="string" office:string-value="" calcext:value-type="error">
            <text:p>#DIV/0!</text:p>
          </table:table-cell>
          <table:table-cell table:formula="of:= SUM([.F79:.F85]) / SUM([.F74:.F80])" office:value-type="float" office:value="0" calcext:value-type="float">
            <text:p>0.0000</text:p>
          </table:table-cell>
          <table:table-cell table:formula="of:= AVERAGE([.T81:.T83])" office:value-type="float" office:value="0.0349462365591398" calcext:value-type="float">
            <text:p>0.0349</text:p>
          </table:table-cell>
          <table:table-cell table:formula="of:= AVERAGE([.T80:.T84])" office:value-type="float" office:value="0.060673624288425" calcext:value-type="float">
            <text:p>0.0607</text:p>
          </table:table-cell>
          <table:table-cell table:formula="of:= AVERAGE([.T79:.T85])" office:value-type="float" office:value="0.110890905499484" calcext:value-type="float">
            <text:p>0.1109</text:p>
          </table:table-cell>
          <table:table-cell table:formula="of:= SUM([.H79:.H85]) / SUM([.H74:.H80])" office:value-type="float" office:value="0" calcext:value-type="float">
            <text:p>0.0000</text:p>
          </table:table-cell>
          <table:table-cell table:formula="of:= AVERAGE([.X81:.X83])" office:value-type="float" office:value="0.0592812676853424" calcext:value-type="float">
            <text:p>0.0593</text:p>
          </table:table-cell>
          <table:table-cell table:formula="of:= AVERAGE([.X80:.X84])" office:value-type="float" office:value="0.100723711480442" calcext:value-type="float">
            <text:p>0.1007</text:p>
          </table:table-cell>
          <table:table-cell table:formula="of:= AVERAGE([.X79:.X85])" office:value-type="float" office:value="0.145327354236317" calcext:value-type="float">
            <text:p>0.145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/>
          <table:table-cell table:formula="of:= [.D82] + [.C83]" office:value-type="float" office:value="1708889" calcext:value-type="float">
            <text:p>1 708 889</text:p>
          </table:table-cell>
          <table:table-cell/>
          <table:table-cell table:style-name="ce9"/>
          <table:table-cell table:style-name="ce5" table:formula="of:= [.G82] + [.F83]" office:value-type="float" office:value="82760" calcext:value-type="float">
            <text:p>82 760</text:p>
          </table:table-cell>
          <table:table-cell table:style-name="ce5"/>
          <table:table-cell table:formula="of:= [.I82] + [.H83]" office:value-type="float" office:value="443596" calcext:value-type="float">
            <text:p>443 596</text:p>
          </table:table-cell>
          <table:table-cell table:formula="of:= [.H83] / [.F83]" office:value-type="string" office:string-value="" calcext:value-type="error">
            <text:p>#DIV/0!</text:p>
          </table:table-cell>
          <table:table-cell table:formula="of:= SUM([.H82:.H84]) / SUM([.F82:.F84])" office:value-type="string" office:string-value="" calcext:value-type="error">
            <text:p>#DIV/0!</text:p>
          </table:table-cell>
          <table:table-cell table:formula="of:= SUM([.H81:.H85]) / SUM([.F81:.F85])" office:value-type="string" office:string-value="" calcext:value-type="error">
            <text:p>#DIV/0!</text:p>
          </table:table-cell>
          <table:table-cell table:formula="of:= SUM([.H80:.H86]) / SUM([.F80:.F86])" office:value-type="string" office:string-value="" calcext:value-type="error">
            <text:p>#DIV/0!</text:p>
          </table:table-cell>
          <table:table-cell table:formula="of:=AVERAGE([.F82:.F84])" office:value-type="string" office:string-value="" calcext:value-type="error">
            <text:p>#DIV/0!</text:p>
          </table:table-cell>
          <table:table-cell table:formula="of:=AVERAGE([.F81:.F85])" office:value-type="string" office:string-value="" calcext:value-type="error">
            <text:p>#DIV/0!</text:p>
          </table:table-cell>
          <table:table-cell table:formula="of:=AVERAGE([.F80:.F86])" office:value-type="string" office:string-value="" calcext:value-type="error">
            <text:p>#DIV/0!</text:p>
          </table:table-cell>
          <table:table-cell table:formula="of:=AVERAGE([.H82:.H84])" office:value-type="string" office:string-value="" calcext:value-type="error">
            <text:p>#DIV/0!</text:p>
          </table:table-cell>
          <table:table-cell table:formula="of:=AVERAGE([.H81:.H85])" office:value-type="string" office:string-value="" calcext:value-type="error">
            <text:p>#DIV/0!</text:p>
          </table:table-cell>
          <table:table-cell table:formula="of:=AVERAGE([.H80:.H86])" office:value-type="string" office:string-value="" calcext:value-type="error">
            <text:p>#DIV/0!</text:p>
          </table:table-cell>
          <table:table-cell table:formula="of:= SUM([.F80:.F86]) / SUM([.F75:.F81])" office:value-type="float" office:value="0" calcext:value-type="float">
            <text:p>0.0000</text:p>
          </table:table-cell>
          <table:table-cell table:formula="of:= AVERAGE([.T82:.T84])" office:value-type="float" office:value="0" calcext:value-type="float">
            <text:p>0.0000</text:p>
          </table:table-cell>
          <table:table-cell table:formula="of:= AVERAGE([.T81:.T85])" office:value-type="float" office:value="0.0209677419354839" calcext:value-type="float">
            <text:p>0.0210</text:p>
          </table:table-cell>
          <table:table-cell table:formula="of:= AVERAGE([.T80:.T86])" office:value-type="float" office:value="0.0433383030631607" calcext:value-type="float">
            <text:p>0.0433</text:p>
          </table:table-cell>
          <table:table-cell table:formula="of:= SUM([.H80:.H86]) / SUM([.H75:.H81])" office:value-type="float" office:value="0" calcext:value-type="float">
            <text:p>0.0000</text:p>
          </table:table-cell>
          <table:table-cell table:formula="of:= AVERAGE([.X82:.X84])" office:value-type="float" office:value="0" calcext:value-type="float">
            <text:p>0.0000</text:p>
          </table:table-cell>
          <table:table-cell table:formula="of:= AVERAGE([.X81:.X85])" office:value-type="float" office:value="0.0355687606112054" calcext:value-type="float">
            <text:p>0.0356</text:p>
          </table:table-cell>
          <table:table-cell table:formula="of:= AVERAGE([.X80:.X86])" office:value-type="float" office:value="0.0719455082003157" calcext:value-type="float">
            <text:p>0.0719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/>
          <table:table-cell table:formula="of:= [.D83] + [.C84]" office:value-type="float" office:value="1708889" calcext:value-type="float">
            <text:p>1 708 889</text:p>
          </table:table-cell>
          <table:table-cell/>
          <table:table-cell table:style-name="ce9"/>
          <table:table-cell table:style-name="ce5" table:formula="of:= [.G83] + [.F84]" office:value-type="float" office:value="82760" calcext:value-type="float">
            <text:p>82 760</text:p>
          </table:table-cell>
          <table:table-cell table:style-name="ce5"/>
          <table:table-cell table:formula="of:= [.I83] + [.H84]" office:value-type="float" office:value="443596" calcext:value-type="float">
            <text:p>443 596</text:p>
          </table:table-cell>
          <table:table-cell table:formula="of:= [.H84] / [.F84]" office:value-type="string" office:string-value="" calcext:value-type="error">
            <text:p>#DIV/0!</text:p>
          </table:table-cell>
          <table:table-cell table:formula="of:= SUM([.H83:.H85]) / SUM([.F83:.F85])" office:value-type="string" office:string-value="" calcext:value-type="error">
            <text:p>#DIV/0!</text:p>
          </table:table-cell>
          <table:table-cell table:formula="of:= SUM([.H82:.H86]) / SUM([.F82:.F86])" office:value-type="string" office:string-value="" calcext:value-type="error">
            <text:p>#DIV/0!</text:p>
          </table:table-cell>
          <table:table-cell table:formula="of:= SUM([.H81:.H87]) / SUM([.F81:.F87])" office:value-type="string" office:string-value="" calcext:value-type="error">
            <text:p>#DIV/0!</text:p>
          </table:table-cell>
          <table:table-cell table:formula="of:=AVERAGE([.F83:.F85])" office:value-type="string" office:string-value="" calcext:value-type="error">
            <text:p>#DIV/0!</text:p>
          </table:table-cell>
          <table:table-cell table:formula="of:=AVERAGE([.F82:.F86])" office:value-type="string" office:string-value="" calcext:value-type="error">
            <text:p>#DIV/0!</text:p>
          </table:table-cell>
          <table:table-cell table:formula="of:=AVERAGE([.F81:.F87])" office:value-type="string" office:string-value="" calcext:value-type="error">
            <text:p>#DIV/0!</text:p>
          </table:table-cell>
          <table:table-cell table:formula="of:=AVERAGE([.H83:.H85])" office:value-type="string" office:string-value="" calcext:value-type="error">
            <text:p>#DIV/0!</text:p>
          </table:table-cell>
          <table:table-cell table:formula="of:=AVERAGE([.H82:.H86])" office:value-type="string" office:string-value="" calcext:value-type="error">
            <text:p>#DIV/0!</text:p>
          </table:table-cell>
          <table:table-cell table:formula="of:=AVERAGE([.H81:.H87])" office:value-type="string" office:string-value="" calcext:value-type="error">
            <text:p>#DIV/0!</text:p>
          </table:table-cell>
          <table:table-cell table:formula="of:= SUM([.F81:.F87]) / SUM([.F76:.F82])" office:value-type="float" office:value="0" calcext:value-type="float">
            <text:p>0.0000</text:p>
          </table:table-cell>
          <table:table-cell table:formula="of:= AVERAGE([.T83:.T85])" office:value-type="float" office:value="0" calcext:value-type="float">
            <text:p>0.0000</text:p>
          </table:table-cell>
          <table:table-cell table:formula="of:= AVERAGE([.T82:.T86])" office:value-type="float" office:value="0" calcext:value-type="float">
            <text:p>0.0000</text:p>
          </table:table-cell>
          <table:table-cell table:formula="of:= AVERAGE([.T81:.T87])" office:value-type="string" office:string-value="" calcext:value-type="error">
            <text:p>#DIV/0!</text:p>
          </table:table-cell>
          <table:table-cell table:formula="of:= SUM([.H81:.H87]) / SUM([.H76:.H82])" office:value-type="float" office:value="0" calcext:value-type="float">
            <text:p>0.0000</text:p>
          </table:table-cell>
          <table:table-cell table:formula="of:= AVERAGE([.X83:.X85])" office:value-type="float" office:value="0" calcext:value-type="float">
            <text:p>0.0000</text:p>
          </table:table-cell>
          <table:table-cell table:formula="of:= AVERAGE([.X82:.X86])" office:value-type="float" office:value="0" calcext:value-type="float">
            <text:p>0.0000</text:p>
          </table:table-cell>
          <table:table-cell table:formula="of:= AVERAGE([.X81:.X8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/>
          <table:table-cell table:formula="of:= [.D84] + [.C85]" office:value-type="float" office:value="1708889" calcext:value-type="float">
            <text:p>1 708 889</text:p>
          </table:table-cell>
          <table:table-cell/>
          <table:table-cell table:style-name="ce9"/>
          <table:table-cell table:style-name="ce5" table:formula="of:= [.G84] + [.F85]" office:value-type="float" office:value="82760" calcext:value-type="float">
            <text:p>82 760</text:p>
          </table:table-cell>
          <table:table-cell table:style-name="ce5"/>
          <table:table-cell table:formula="of:= [.I84] + [.H85]" office:value-type="float" office:value="443596" calcext:value-type="float">
            <text:p>443 596</text:p>
          </table:table-cell>
          <table:table-cell table:formula="of:= [.H85] / [.F85]" office:value-type="string" office:string-value="" calcext:value-type="error">
            <text:p>#DIV/0!</text:p>
          </table:table-cell>
          <table:table-cell table:formula="of:= SUM([.H84:.H86]) / SUM([.F84:.F86])" office:value-type="string" office:string-value="" calcext:value-type="error">
            <text:p>#DIV/0!</text:p>
          </table:table-cell>
          <table:table-cell table:formula="of:= SUM([.H83:.H87]) / SUM([.F83:.F87])" office:value-type="string" office:string-value="" calcext:value-type="error">
            <text:p>#DIV/0!</text:p>
          </table:table-cell>
          <table:table-cell table:formula="of:= SUM([.H82:.H88]) / SUM([.F82:.F88])" office:value-type="string" office:string-value="" calcext:value-type="error">
            <text:p>#DIV/0!</text:p>
          </table:table-cell>
          <table:table-cell table:formula="of:=AVERAGE([.F84:.F86])" office:value-type="string" office:string-value="" calcext:value-type="error">
            <text:p>#DIV/0!</text:p>
          </table:table-cell>
          <table:table-cell table:formula="of:=AVERAGE([.F83:.F87])" office:value-type="string" office:string-value="" calcext:value-type="error">
            <text:p>#DIV/0!</text:p>
          </table:table-cell>
          <table:table-cell table:formula="of:=AVERAGE([.F82:.F88])" office:value-type="string" office:string-value="" calcext:value-type="error">
            <text:p>#DIV/0!</text:p>
          </table:table-cell>
          <table:table-cell table:formula="of:=AVERAGE([.H84:.H86])" office:value-type="string" office:string-value="" calcext:value-type="error">
            <text:p>#DIV/0!</text:p>
          </table:table-cell>
          <table:table-cell table:formula="of:=AVERAGE([.H83:.H87])" office:value-type="string" office:string-value="" calcext:value-type="error">
            <text:p>#DIV/0!</text:p>
          </table:table-cell>
          <table:table-cell table:formula="of:=AVERAGE([.H82:.H88])" office:value-type="string" office:string-value="" calcext:value-type="error">
            <text:p>#DIV/0!</text:p>
          </table:table-cell>
          <table:table-cell table:formula="of:= SUM([.F82:.F88]) / SUM([.F77:.F83])" office:value-type="float" office:value="0" calcext:value-type="float">
            <text:p>0.0000</text:p>
          </table:table-cell>
          <table:table-cell table:formula="of:= AVERAGE([.T84:.T86])" office:value-type="float" office:value="0" calcext:value-type="float">
            <text:p>0.0000</text:p>
          </table:table-cell>
          <table:table-cell table:formula="of:= AVERAGE([.T83:.T87])" office:value-type="string" office:string-value="" calcext:value-type="error">
            <text:p>#DIV/0!</text:p>
          </table:table-cell>
          <table:table-cell table:formula="of:= AVERAGE([.T82:.T88])" office:value-type="string" office:string-value="" calcext:value-type="error">
            <text:p>#DIV/0!</text:p>
          </table:table-cell>
          <table:table-cell table:formula="of:= SUM([.H82:.H88]) / SUM([.H77:.H83])" office:value-type="float" office:value="0" calcext:value-type="float">
            <text:p>0.0000</text:p>
          </table:table-cell>
          <table:table-cell table:formula="of:= AVERAGE([.X84:.X86])" office:value-type="float" office:value="0" calcext:value-type="float">
            <text:p>0.0000</text:p>
          </table:table-cell>
          <table:table-cell table:formula="of:= AVERAGE([.X83:.X87])" office:value-type="string" office:string-value="" calcext:value-type="error">
            <text:p>#DIV/0!</text:p>
          </table:table-cell>
          <table:table-cell table:formula="of:= AVERAGE([.X82:.X8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/>
          <table:table-cell table:formula="of:= [.D85] + [.C86]" office:value-type="float" office:value="1708889" calcext:value-type="float">
            <text:p>1 708 889</text:p>
          </table:table-cell>
          <table:table-cell/>
          <table:table-cell table:style-name="ce9"/>
          <table:table-cell table:style-name="ce5" table:formula="of:= [.G85] + [.F86]" office:value-type="float" office:value="82760" calcext:value-type="float">
            <text:p>82 760</text:p>
          </table:table-cell>
          <table:table-cell table:style-name="ce5"/>
          <table:table-cell table:formula="of:= [.I85] + [.H86]" office:value-type="float" office:value="443596" calcext:value-type="float">
            <text:p>443 596</text:p>
          </table:table-cell>
          <table:table-cell table:formula="of:= [.H86] / [.F86]" office:value-type="string" office:string-value="" calcext:value-type="error">
            <text:p>#DIV/0!</text:p>
          </table:table-cell>
          <table:table-cell table:formula="of:= SUM([.H85:.H87]) / SUM([.F85:.F87])" office:value-type="string" office:string-value="" calcext:value-type="error">
            <text:p>#DIV/0!</text:p>
          </table:table-cell>
          <table:table-cell table:formula="of:= SUM([.H84:.H88]) / SUM([.F84:.F88])" office:value-type="string" office:string-value="" calcext:value-type="error">
            <text:p>#DIV/0!</text:p>
          </table:table-cell>
          <table:table-cell table:formula="of:= SUM([.H83:.H89]) / SUM([.F83:.F89])" office:value-type="string" office:string-value="" calcext:value-type="error">
            <text:p>#DIV/0!</text:p>
          </table:table-cell>
          <table:table-cell table:formula="of:=AVERAGE([.F85:.F87])" office:value-type="string" office:string-value="" calcext:value-type="error">
            <text:p>#DIV/0!</text:p>
          </table:table-cell>
          <table:table-cell table:formula="of:=AVERAGE([.F84:.F88])" office:value-type="string" office:string-value="" calcext:value-type="error">
            <text:p>#DIV/0!</text:p>
          </table:table-cell>
          <table:table-cell table:formula="of:=AVERAGE([.F83:.F89])" office:value-type="string" office:string-value="" calcext:value-type="error">
            <text:p>#DIV/0!</text:p>
          </table:table-cell>
          <table:table-cell table:formula="of:=AVERAGE([.H85:.H87])" office:value-type="string" office:string-value="" calcext:value-type="error">
            <text:p>#DIV/0!</text:p>
          </table:table-cell>
          <table:table-cell table:formula="of:=AVERAGE([.H84:.H88])" office:value-type="string" office:string-value="" calcext:value-type="error">
            <text:p>#DIV/0!</text:p>
          </table:table-cell>
          <table:table-cell table:formula="of:=AVERAGE([.H83:.H89])" office:value-type="string" office:string-value="" calcext:value-type="error">
            <text:p>#DIV/0!</text:p>
          </table:table-cell>
          <table:table-cell table:formula="of:= SUM([.F83:.F89]) / SUM([.F78:.F84])" office:value-type="float" office:value="0" calcext:value-type="float">
            <text:p>0.0000</text:p>
          </table:table-cell>
          <table:table-cell table:formula="of:= AVERAGE([.T85:.T87])" office:value-type="string" office:string-value="" calcext:value-type="error">
            <text:p>#DIV/0!</text:p>
          </table:table-cell>
          <table:table-cell table:formula="of:= AVERAGE([.T84:.T88])" office:value-type="string" office:string-value="" calcext:value-type="error">
            <text:p>#DIV/0!</text:p>
          </table:table-cell>
          <table:table-cell table:formula="of:= AVERAGE([.T83:.T89])" office:value-type="string" office:string-value="" calcext:value-type="error">
            <text:p>#DIV/0!</text:p>
          </table:table-cell>
          <table:table-cell table:formula="of:= SUM([.H83:.H89]) / SUM([.H78:.H84])" office:value-type="float" office:value="0" calcext:value-type="float">
            <text:p>0.0000</text:p>
          </table:table-cell>
          <table:table-cell table:formula="of:= AVERAGE([.X85:.X87])" office:value-type="string" office:string-value="" calcext:value-type="error">
            <text:p>#DIV/0!</text:p>
          </table:table-cell>
          <table:table-cell table:formula="of:= AVERAGE([.X84:.X88])" office:value-type="string" office:string-value="" calcext:value-type="error">
            <text:p>#DIV/0!</text:p>
          </table:table-cell>
          <table:table-cell table:formula="of:= AVERAGE([.X83:.X8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/>
          <table:table-cell table:formula="of:= [.D86] + [.C87]" office:value-type="float" office:value="1708889" calcext:value-type="float">
            <text:p>1 708 889</text:p>
          </table:table-cell>
          <table:table-cell/>
          <table:table-cell table:style-name="ce9"/>
          <table:table-cell table:style-name="ce5" table:formula="of:= [.G86] + [.F87]" office:value-type="float" office:value="82760" calcext:value-type="float">
            <text:p>82 760</text:p>
          </table:table-cell>
          <table:table-cell table:style-name="ce5"/>
          <table:table-cell table:formula="of:= [.I86] + [.H87]" office:value-type="float" office:value="443596" calcext:value-type="float">
            <text:p>443 596</text:p>
          </table:table-cell>
          <table:table-cell table:formula="of:= [.H87] / [.F87]" office:value-type="string" office:string-value="" calcext:value-type="error">
            <text:p>#DIV/0!</text:p>
          </table:table-cell>
          <table:table-cell table:formula="of:= SUM([.H86:.H88]) / SUM([.F86:.F88])" office:value-type="string" office:string-value="" calcext:value-type="error">
            <text:p>#DIV/0!</text:p>
          </table:table-cell>
          <table:table-cell table:formula="of:= SUM([.H85:.H89]) / SUM([.F85:.F89])" office:value-type="string" office:string-value="" calcext:value-type="error">
            <text:p>#DIV/0!</text:p>
          </table:table-cell>
          <table:table-cell table:formula="of:= SUM([.H84:.H90]) / SUM([.F84:.F90])" office:value-type="string" office:string-value="" calcext:value-type="error">
            <text:p>#DIV/0!</text:p>
          </table:table-cell>
          <table:table-cell table:formula="of:=AVERAGE([.F86:.F88])" office:value-type="string" office:string-value="" calcext:value-type="error">
            <text:p>#DIV/0!</text:p>
          </table:table-cell>
          <table:table-cell table:formula="of:=AVERAGE([.F85:.F89])" office:value-type="string" office:string-value="" calcext:value-type="error">
            <text:p>#DIV/0!</text:p>
          </table:table-cell>
          <table:table-cell table:formula="of:=AVERAGE([.F84:.F90])" office:value-type="string" office:string-value="" calcext:value-type="error">
            <text:p>#DIV/0!</text:p>
          </table:table-cell>
          <table:table-cell table:formula="of:=AVERAGE([.H86:.H88])" office:value-type="string" office:string-value="" calcext:value-type="error">
            <text:p>#DIV/0!</text:p>
          </table:table-cell>
          <table:table-cell table:formula="of:=AVERAGE([.H85:.H89])" office:value-type="string" office:string-value="" calcext:value-type="error">
            <text:p>#DIV/0!</text:p>
          </table:table-cell>
          <table:table-cell table:formula="of:=AVERAGE([.H84:.H90])" office:value-type="string" office:string-value="" calcext:value-type="error">
            <text:p>#DIV/0!</text:p>
          </table:table-cell>
          <table:table-cell table:formula="of:= SUM([.F84:.F90]) / SUM([.F79:.F85])" office:value-type="string" office:string-value="" calcext:value-type="error">
            <text:p>#DIV/0!</text:p>
          </table:table-cell>
          <table:table-cell table:formula="of:= AVERAGE([.T86:.T88])" office:value-type="string" office:string-value="" calcext:value-type="error">
            <text:p>#DIV/0!</text:p>
          </table:table-cell>
          <table:table-cell table:formula="of:= AVERAGE([.T85:.T89])" office:value-type="string" office:string-value="" calcext:value-type="error">
            <text:p>#DIV/0!</text:p>
          </table:table-cell>
          <table:table-cell table:formula="of:= AVERAGE([.T84:.T90])" office:value-type="string" office:string-value="" calcext:value-type="error">
            <text:p>#DIV/0!</text:p>
          </table:table-cell>
          <table:table-cell table:formula="of:= SUM([.H84:.H90]) / SUM([.H79:.H85])" office:value-type="string" office:string-value="" calcext:value-type="error">
            <text:p>#DIV/0!</text:p>
          </table:table-cell>
          <table:table-cell table:formula="of:= AVERAGE([.X86:.X88])" office:value-type="string" office:string-value="" calcext:value-type="error">
            <text:p>#DIV/0!</text:p>
          </table:table-cell>
          <table:table-cell table:formula="of:= AVERAGE([.X85:.X89])" office:value-type="string" office:string-value="" calcext:value-type="error">
            <text:p>#DIV/0!</text:p>
          </table:table-cell>
          <table:table-cell table:formula="of:= AVERAGE([.X84:.X9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/>
          <table:table-cell table:formula="of:= [.D87] + [.C88]" office:value-type="float" office:value="1708889" calcext:value-type="float">
            <text:p>1 708 889</text:p>
          </table:table-cell>
          <table:table-cell/>
          <table:table-cell table:style-name="ce9"/>
          <table:table-cell table:style-name="ce5" table:formula="of:= [.G87] + [.F88]" office:value-type="float" office:value="82760" calcext:value-type="float">
            <text:p>82 760</text:p>
          </table:table-cell>
          <table:table-cell table:style-name="ce5"/>
          <table:table-cell table:formula="of:= [.I87] + [.H88]" office:value-type="float" office:value="443596" calcext:value-type="float">
            <text:p>443 596</text:p>
          </table:table-cell>
          <table:table-cell table:formula="of:= [.H88] / [.F88]" office:value-type="string" office:string-value="" calcext:value-type="error">
            <text:p>#DIV/0!</text:p>
          </table:table-cell>
          <table:table-cell table:formula="of:= SUM([.H87:.H89]) / SUM([.F87:.F89])" office:value-type="string" office:string-value="" calcext:value-type="error">
            <text:p>#DIV/0!</text:p>
          </table:table-cell>
          <table:table-cell table:formula="of:= SUM([.H86:.H90]) / SUM([.F86:.F90])" office:value-type="string" office:string-value="" calcext:value-type="error">
            <text:p>#DIV/0!</text:p>
          </table:table-cell>
          <table:table-cell table:formula="of:= SUM([.H85:.H91]) / SUM([.F85:.F91])" office:value-type="string" office:string-value="" calcext:value-type="error">
            <text:p>#DIV/0!</text:p>
          </table:table-cell>
          <table:table-cell table:formula="of:=AVERAGE([.F87:.F89])" office:value-type="string" office:string-value="" calcext:value-type="error">
            <text:p>#DIV/0!</text:p>
          </table:table-cell>
          <table:table-cell table:formula="of:=AVERAGE([.F86:.F90])" office:value-type="string" office:string-value="" calcext:value-type="error">
            <text:p>#DIV/0!</text:p>
          </table:table-cell>
          <table:table-cell table:formula="of:=AVERAGE([.F85:.F91])" office:value-type="string" office:string-value="" calcext:value-type="error">
            <text:p>#DIV/0!</text:p>
          </table:table-cell>
          <table:table-cell table:formula="of:=AVERAGE([.H87:.H89])" office:value-type="string" office:string-value="" calcext:value-type="error">
            <text:p>#DIV/0!</text:p>
          </table:table-cell>
          <table:table-cell table:formula="of:=AVERAGE([.H86:.H90])" office:value-type="string" office:string-value="" calcext:value-type="error">
            <text:p>#DIV/0!</text:p>
          </table:table-cell>
          <table:table-cell table:formula="of:=AVERAGE([.H85:.H91])" office:value-type="string" office:string-value="" calcext:value-type="error">
            <text:p>#DIV/0!</text:p>
          </table:table-cell>
          <table:table-cell table:formula="of:= SUM([.F85:.F91]) / SUM([.F80:.F86])" office:value-type="string" office:string-value="" calcext:value-type="error">
            <text:p>#DIV/0!</text:p>
          </table:table-cell>
          <table:table-cell table:formula="of:= AVERAGE([.T87:.T89])" office:value-type="string" office:string-value="" calcext:value-type="error">
            <text:p>#DIV/0!</text:p>
          </table:table-cell>
          <table:table-cell table:formula="of:= AVERAGE([.T86:.T90])" office:value-type="string" office:string-value="" calcext:value-type="error">
            <text:p>#DIV/0!</text:p>
          </table:table-cell>
          <table:table-cell table:formula="of:= AVERAGE([.T85:.T91])" office:value-type="string" office:string-value="" calcext:value-type="error">
            <text:p>#DIV/0!</text:p>
          </table:table-cell>
          <table:table-cell table:formula="of:= SUM([.H85:.H91]) / SUM([.H80:.H86])" office:value-type="string" office:string-value="" calcext:value-type="error">
            <text:p>#DIV/0!</text:p>
          </table:table-cell>
          <table:table-cell table:formula="of:= AVERAGE([.X87:.X89])" office:value-type="string" office:string-value="" calcext:value-type="error">
            <text:p>#DIV/0!</text:p>
          </table:table-cell>
          <table:table-cell table:formula="of:= AVERAGE([.X86:.X90])" office:value-type="string" office:string-value="" calcext:value-type="error">
            <text:p>#DIV/0!</text:p>
          </table:table-cell>
          <table:table-cell table:formula="of:= AVERAGE([.X85:.X9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/>
          <table:table-cell table:formula="of:= [.D88] + [.C89]" office:value-type="float" office:value="1708889" calcext:value-type="float">
            <text:p>1 708 889</text:p>
          </table:table-cell>
          <table:table-cell/>
          <table:table-cell table:style-name="ce9"/>
          <table:table-cell table:style-name="ce5" table:formula="of:= [.G88] + [.F89]" office:value-type="float" office:value="82760" calcext:value-type="float">
            <text:p>82 760</text:p>
          </table:table-cell>
          <table:table-cell table:style-name="ce5"/>
          <table:table-cell table:formula="of:= [.I88] + [.H89]" office:value-type="float" office:value="443596" calcext:value-type="float">
            <text:p>443 596</text:p>
          </table:table-cell>
          <table:table-cell table:formula="of:= [.H89] / [.F89]" office:value-type="string" office:string-value="" calcext:value-type="error">
            <text:p>#DIV/0!</text:p>
          </table:table-cell>
          <table:table-cell table:formula="of:= SUM([.H88:.H90]) / SUM([.F88:.F90])" office:value-type="string" office:string-value="" calcext:value-type="error">
            <text:p>#DIV/0!</text:p>
          </table:table-cell>
          <table:table-cell table:formula="of:= SUM([.H87:.H91]) / SUM([.F87:.F91])" office:value-type="string" office:string-value="" calcext:value-type="error">
            <text:p>#DIV/0!</text:p>
          </table:table-cell>
          <table:table-cell table:formula="of:= SUM([.H86:.H92]) / SUM([.F86:.F92])" office:value-type="string" office:string-value="" calcext:value-type="error">
            <text:p>#DIV/0!</text:p>
          </table:table-cell>
          <table:table-cell table:formula="of:=AVERAGE([.F88:.F90])" office:value-type="string" office:string-value="" calcext:value-type="error">
            <text:p>#DIV/0!</text:p>
          </table:table-cell>
          <table:table-cell table:formula="of:=AVERAGE([.F87:.F91])" office:value-type="string" office:string-value="" calcext:value-type="error">
            <text:p>#DIV/0!</text:p>
          </table:table-cell>
          <table:table-cell table:formula="of:=AVERAGE([.F86:.F92])" office:value-type="string" office:string-value="" calcext:value-type="error">
            <text:p>#DIV/0!</text:p>
          </table:table-cell>
          <table:table-cell table:formula="of:=AVERAGE([.H88:.H90])" office:value-type="string" office:string-value="" calcext:value-type="error">
            <text:p>#DIV/0!</text:p>
          </table:table-cell>
          <table:table-cell table:formula="of:=AVERAGE([.H87:.H91])" office:value-type="string" office:string-value="" calcext:value-type="error">
            <text:p>#DIV/0!</text:p>
          </table:table-cell>
          <table:table-cell table:formula="of:=AVERAGE([.H86:.H92])" office:value-type="string" office:string-value="" calcext:value-type="error">
            <text:p>#DIV/0!</text:p>
          </table:table-cell>
          <table:table-cell table:formula="of:= SUM([.F86:.F92]) / SUM([.F81:.F87])" office:value-type="string" office:string-value="" calcext:value-type="error">
            <text:p>#DIV/0!</text:p>
          </table:table-cell>
          <table:table-cell table:formula="of:= AVERAGE([.T88:.T90])" office:value-type="string" office:string-value="" calcext:value-type="error">
            <text:p>#DIV/0!</text:p>
          </table:table-cell>
          <table:table-cell table:formula="of:= AVERAGE([.T87:.T91])" office:value-type="string" office:string-value="" calcext:value-type="error">
            <text:p>#DIV/0!</text:p>
          </table:table-cell>
          <table:table-cell table:formula="of:= AVERAGE([.T86:.T92])" office:value-type="string" office:string-value="" calcext:value-type="error">
            <text:p>#DIV/0!</text:p>
          </table:table-cell>
          <table:table-cell table:formula="of:= SUM([.H86:.H92]) / SUM([.H81:.H87])" office:value-type="string" office:string-value="" calcext:value-type="error">
            <text:p>#DIV/0!</text:p>
          </table:table-cell>
          <table:table-cell table:formula="of:= AVERAGE([.X88:.X90])" office:value-type="string" office:string-value="" calcext:value-type="error">
            <text:p>#DIV/0!</text:p>
          </table:table-cell>
          <table:table-cell table:formula="of:= AVERAGE([.X87:.X91])" office:value-type="string" office:string-value="" calcext:value-type="error">
            <text:p>#DIV/0!</text:p>
          </table:table-cell>
          <table:table-cell table:formula="of:= AVERAGE([.X86:.X9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/>
          <table:table-cell table:formula="of:= [.D89] + [.C90]" office:value-type="float" office:value="1708889" calcext:value-type="float">
            <text:p>1 708 889</text:p>
          </table:table-cell>
          <table:table-cell/>
          <table:table-cell table:style-name="ce9"/>
          <table:table-cell table:style-name="ce5" table:formula="of:= [.G89] + [.F90]" office:value-type="float" office:value="82760" calcext:value-type="float">
            <text:p>82 760</text:p>
          </table:table-cell>
          <table:table-cell table:style-name="ce5"/>
          <table:table-cell table:formula="of:= [.I89] + [.H90]" office:value-type="float" office:value="443596" calcext:value-type="float">
            <text:p>443 596</text:p>
          </table:table-cell>
          <table:table-cell table:formula="of:= [.H90] / [.F90]" office:value-type="string" office:string-value="" calcext:value-type="error">
            <text:p>#DIV/0!</text:p>
          </table:table-cell>
          <table:table-cell table:formula="of:= SUM([.H89:.H91]) / SUM([.F89:.F91])" office:value-type="string" office:string-value="" calcext:value-type="error">
            <text:p>#DIV/0!</text:p>
          </table:table-cell>
          <table:table-cell table:formula="of:= SUM([.H88:.H92]) / SUM([.F88:.F92])" office:value-type="string" office:string-value="" calcext:value-type="error">
            <text:p>#DIV/0!</text:p>
          </table:table-cell>
          <table:table-cell table:formula="of:= SUM([.H87:.H93]) / SUM([.F87:.F93])" office:value-type="string" office:string-value="" calcext:value-type="error">
            <text:p>#DIV/0!</text:p>
          </table:table-cell>
          <table:table-cell table:formula="of:=AVERAGE([.F89:.F91])" office:value-type="string" office:string-value="" calcext:value-type="error">
            <text:p>#DIV/0!</text:p>
          </table:table-cell>
          <table:table-cell table:formula="of:=AVERAGE([.F88:.F92])" office:value-type="string" office:string-value="" calcext:value-type="error">
            <text:p>#DIV/0!</text:p>
          </table:table-cell>
          <table:table-cell table:formula="of:=AVERAGE([.F87:.F93])" office:value-type="string" office:string-value="" calcext:value-type="error">
            <text:p>#DIV/0!</text:p>
          </table:table-cell>
          <table:table-cell table:formula="of:=AVERAGE([.H89:.H91])" office:value-type="string" office:string-value="" calcext:value-type="error">
            <text:p>#DIV/0!</text:p>
          </table:table-cell>
          <table:table-cell table:formula="of:=AVERAGE([.H88:.H92])" office:value-type="string" office:string-value="" calcext:value-type="error">
            <text:p>#DIV/0!</text:p>
          </table:table-cell>
          <table:table-cell table:formula="of:=AVERAGE([.H87:.H93])" office:value-type="string" office:string-value="" calcext:value-type="error">
            <text:p>#DIV/0!</text:p>
          </table:table-cell>
          <table:table-cell table:formula="of:= SUM([.F87:.F93]) / SUM([.F82:.F88])" office:value-type="string" office:string-value="" calcext:value-type="error">
            <text:p>#DIV/0!</text:p>
          </table:table-cell>
          <table:table-cell table:formula="of:= AVERAGE([.T89:.T91])" office:value-type="string" office:string-value="" calcext:value-type="error">
            <text:p>#DIV/0!</text:p>
          </table:table-cell>
          <table:table-cell table:formula="of:= AVERAGE([.T88:.T92])" office:value-type="string" office:string-value="" calcext:value-type="error">
            <text:p>#DIV/0!</text:p>
          </table:table-cell>
          <table:table-cell table:formula="of:= AVERAGE([.T87:.T93])" office:value-type="string" office:string-value="" calcext:value-type="error">
            <text:p>#DIV/0!</text:p>
          </table:table-cell>
          <table:table-cell table:formula="of:= SUM([.H87:.H93]) / SUM([.H82:.H88])" office:value-type="string" office:string-value="" calcext:value-type="error">
            <text:p>#DIV/0!</text:p>
          </table:table-cell>
          <table:table-cell table:formula="of:= AVERAGE([.X89:.X91])" office:value-type="string" office:string-value="" calcext:value-type="error">
            <text:p>#DIV/0!</text:p>
          </table:table-cell>
          <table:table-cell table:formula="of:= AVERAGE([.X88:.X92])" office:value-type="string" office:string-value="" calcext:value-type="error">
            <text:p>#DIV/0!</text:p>
          </table:table-cell>
          <table:table-cell table:formula="of:= AVERAGE([.X87:.X9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/>
          <table:table-cell table:formula="of:= [.D90] + [.C91]" office:value-type="float" office:value="1708889" calcext:value-type="float">
            <text:p>1 708 889</text:p>
          </table:table-cell>
          <table:table-cell/>
          <table:table-cell table:style-name="ce9"/>
          <table:table-cell table:style-name="ce5" table:formula="of:= [.G90] + [.F91]" office:value-type="float" office:value="82760" calcext:value-type="float">
            <text:p>82 760</text:p>
          </table:table-cell>
          <table:table-cell table:style-name="ce5"/>
          <table:table-cell table:formula="of:= [.I90] + [.H91]" office:value-type="float" office:value="443596" calcext:value-type="float">
            <text:p>443 596</text:p>
          </table:table-cell>
          <table:table-cell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string" office:string-value="" calcext:value-type="error">
            <text:p>#DIV/0!</text:p>
          </table:table-cell>
          <table:table-cell table:formula="of:= SUM([.H89:.H93]) / SUM([.F89:.F93])" office:value-type="string" office:string-value="" calcext:value-type="error">
            <text:p>#DIV/0!</text:p>
          </table:table-cell>
          <table:table-cell table:formula="of:= SUM([.H88:.H94]) / SUM([.F88:.F94])" office:value-type="string" office:string-value="" calcext:value-type="error">
            <text:p>#DIV/0!</text:p>
          </table:table-cell>
          <table:table-cell table:formula="of:=AVERAGE([.F90:.F92])" office:value-type="string" office:string-value="" calcext:value-type="error">
            <text:p>#DIV/0!</text:p>
          </table:table-cell>
          <table:table-cell table:formula="of:=AVERAGE([.F89:.F93])" office:value-type="string" office:string-value="" calcext:value-type="error">
            <text:p>#DIV/0!</text:p>
          </table:table-cell>
          <table:table-cell table:formula="of:=AVERAGE([.F88:.F94])" office:value-type="string" office:string-value="" calcext:value-type="error">
            <text:p>#DIV/0!</text:p>
          </table:table-cell>
          <table:table-cell table:formula="of:=AVERAGE([.H90:.H92])" office:value-type="string" office:string-value="" calcext:value-type="error">
            <text:p>#DIV/0!</text:p>
          </table:table-cell>
          <table:table-cell table:formula="of:=AVERAGE([.H89:.H93])" office:value-type="string" office:string-value="" calcext:value-type="error">
            <text:p>#DIV/0!</text:p>
          </table:table-cell>
          <table:table-cell table:formula="of:=AVERAGE([.H88:.H94])" office:value-type="string" office:string-value="" calcext:value-type="error">
            <text:p>#DIV/0!</text:p>
          </table:table-cell>
          <table:table-cell table:formula="of:= SUM([.F88:.F94]) / SUM([.F83:.F89])" office:value-type="string" office:string-value="" calcext:value-type="error">
            <text:p>#DIV/0!</text:p>
          </table:table-cell>
          <table:table-cell table:formula="of:= AVERAGE([.T90:.T92])" office:value-type="string" office:string-value="" calcext:value-type="error">
            <text:p>#DIV/0!</text:p>
          </table:table-cell>
          <table:table-cell table:formula="of:= AVERAGE([.T89:.T93])" office:value-type="string" office:string-value="" calcext:value-type="error">
            <text:p>#DIV/0!</text:p>
          </table:table-cell>
          <table:table-cell table:formula="of:= AVERAGE([.T88:.T94])" office:value-type="string" office:string-value="" calcext:value-type="error">
            <text:p>#DIV/0!</text:p>
          </table:table-cell>
          <table:table-cell table:formula="of:= SUM([.H88:.H94]) / SUM([.H83:.H89])" office:value-type="string" office:string-value="" calcext:value-type="error">
            <text:p>#DIV/0!</text:p>
          </table:table-cell>
          <table:table-cell table:formula="of:= AVERAGE([.X90:.X92])" office:value-type="string" office:string-value="" calcext:value-type="error">
            <text:p>#DIV/0!</text:p>
          </table:table-cell>
          <table:table-cell table:formula="of:= AVERAGE([.X89:.X93])" office:value-type="string" office:string-value="" calcext:value-type="error">
            <text:p>#DIV/0!</text:p>
          </table:table-cell>
          <table:table-cell table:formula="of:= AVERAGE([.X88:.X9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/>
          <table:table-cell table:formula="of:= [.D91] + [.C92]" office:value-type="float" office:value="1708889" calcext:value-type="float">
            <text:p>1 708 889</text:p>
          </table:table-cell>
          <table:table-cell/>
          <table:table-cell table:style-name="ce9"/>
          <table:table-cell table:style-name="ce5" table:formula="of:= [.G91] + [.F92]" office:value-type="float" office:value="82760" calcext:value-type="float">
            <text:p>82 760</text:p>
          </table:table-cell>
          <table:table-cell table:style-name="ce5"/>
          <table:table-cell table:formula="of:= [.I91] + [.H92]" office:value-type="float" office:value="443596" calcext:value-type="float">
            <text:p>443 596</text:p>
          </table:table-cell>
          <table:table-cell table:formula="of:= [.H92] / [.F92]" office:value-type="string" office:string-value="" calcext:value-type="error">
            <text:p>#DIV/0!</text:p>
          </table:table-cell>
          <table:table-cell table:formula="of:= SUM([.H91:.H93]) / SUM([.F91:.F93])" office:value-type="string" office:string-value="" calcext:value-type="error">
            <text:p>#DIV/0!</text:p>
          </table:table-cell>
          <table:table-cell table:formula="of:= SUM([.H90:.H94]) / SUM([.F90:.F94])" office:value-type="string" office:string-value="" calcext:value-type="error">
            <text:p>#DIV/0!</text:p>
          </table:table-cell>
          <table:table-cell table:formula="of:= SUM([.H89:.H95]) / SUM([.F89:.F95])" office:value-type="string" office:string-value="" calcext:value-type="error">
            <text:p>#DIV/0!</text:p>
          </table:table-cell>
          <table:table-cell table:formula="of:=AVERAGE([.F91:.F93])" office:value-type="string" office:string-value="" calcext:value-type="error">
            <text:p>#DIV/0!</text:p>
          </table:table-cell>
          <table:table-cell table:formula="of:=AVERAGE([.F90:.F94])" office:value-type="string" office:string-value="" calcext:value-type="error">
            <text:p>#DIV/0!</text:p>
          </table:table-cell>
          <table:table-cell table:formula="of:=AVERAGE([.F89:.F95])" office:value-type="string" office:string-value="" calcext:value-type="error">
            <text:p>#DIV/0!</text:p>
          </table:table-cell>
          <table:table-cell table:formula="of:=AVERAGE([.H91:.H93])" office:value-type="string" office:string-value="" calcext:value-type="error">
            <text:p>#DIV/0!</text:p>
          </table:table-cell>
          <table:table-cell table:formula="of:=AVERAGE([.H90:.H94])" office:value-type="string" office:string-value="" calcext:value-type="error">
            <text:p>#DIV/0!</text:p>
          </table:table-cell>
          <table:table-cell table:formula="of:=AVERAGE([.H89:.H95])" office:value-type="string" office:string-value="" calcext:value-type="error">
            <text:p>#DIV/0!</text:p>
          </table:table-cell>
          <table:table-cell table:formula="of:= SUM([.F89:.F95]) / SUM([.F84:.F90])" office:value-type="string" office:string-value="" calcext:value-type="error">
            <text:p>#DIV/0!</text:p>
          </table:table-cell>
          <table:table-cell table:formula="of:= AVERAGE([.T91:.T93])" office:value-type="string" office:string-value="" calcext:value-type="error">
            <text:p>#DIV/0!</text:p>
          </table:table-cell>
          <table:table-cell table:formula="of:= AVERAGE([.T90:.T94])" office:value-type="string" office:string-value="" calcext:value-type="error">
            <text:p>#DIV/0!</text:p>
          </table:table-cell>
          <table:table-cell table:formula="of:= AVERAGE([.T89:.T95])" office:value-type="string" office:string-value="" calcext:value-type="error">
            <text:p>#DIV/0!</text:p>
          </table:table-cell>
          <table:table-cell table:formula="of:= SUM([.H89:.H95]) / SUM([.H84:.H90])" office:value-type="string" office:string-value="" calcext:value-type="error">
            <text:p>#DIV/0!</text:p>
          </table:table-cell>
          <table:table-cell table:formula="of:= AVERAGE([.X91:.X93])" office:value-type="string" office:string-value="" calcext:value-type="error">
            <text:p>#DIV/0!</text:p>
          </table:table-cell>
          <table:table-cell table:formula="of:= AVERAGE([.X90:.X94])" office:value-type="string" office:string-value="" calcext:value-type="error">
            <text:p>#DIV/0!</text:p>
          </table:table-cell>
          <table:table-cell table:formula="of:= AVERAGE([.X89:.X95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720pt" svg:height="254.89pt" svg:x="0pt" svg:y="1139.16pt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720pt" svg:height="254.89pt" svg:x="0pt" svg:y="857.59pt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720pt" svg:height="254.89pt" svg:x="0pt" svg:y="576pt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720pt" svg:height="254.89pt" svg:x="0pt" svg:y="294.38pt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720pt" svg:height="254.89pt" svg:x="0pt" svg:y="12.81pt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.00.0000</text:date>, <text:time style:data-style-name="N2" text:time-value="20:01:41.103147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0-18T08:23:32.273011622</dc:date>
    <dc:creator>Tomáš Metelka</dc:creator>
    <meta:editing-duration>P47DT21H35M40S</meta:editing-duration>
    <meta:editing-cycles>84</meta:editing-cycles>
    <meta:generator>LibreOffice/6.0.7.3$Linux_X86_64 LibreOffice_project/00m0$Build-3</meta:generator>
    <meta:document-statistic meta:table-count="2" meta:cell-count="187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0.811cm" svg:y="0.399cm" style:legend-expansion="custom" chartooo:width="6.189cm" chartooo:height="2.1cm" style:legend-expansion-aspect-ratio="2.94714285714286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08cm" svg:y="0.179cm" svg:width="24.385cm" svg:height="8.635cm">
          <chartooo:coordinate-region svg:x="1.456cm" svg:y="0.379cm" svg:width="22.69cm" svg:height="7.786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4.71428571428571">
                <text:p>4.71428571428571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4.2">
                <text:p>4.2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">
                <text:p>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.4">
                <text:p>5.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0.6666666666667">
                <text:p>20.6666666666667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16.5">
                <text:p>16.5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13.5">
                <text:p>13.5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3.5">
                <text:p>13.5</text:p>
              </table:table-cell>
              <table:table-cell office:value-type="float" office:value="20.3333333333333">
                <text:p>20.3333333333333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0.646cm" svg:y="0.399cm" style:legend-expansion="custom" chartooo:width="7.24cm" chartooo:height="2.1cm" style:legend-expansion-aspect-ratio="3.44761904761905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08cm" svg:y="0.179cm" svg:width="24.385cm" svg:height="8.635cm">
          <chartooo:coordinate-region svg:x="1.655cm" svg:y="0.38cm" svg:width="22.19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58.25">
                <text:p>1258.25</text:p>
              </table:table-cell>
              <table:table-cell office:value-type="float" office:value="1219.2">
                <text:p>1219.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293">
                <text:p>1293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58.25">
                <text:p>1258.2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NaN">
                <text:p>NaN</text:p>
              </table:table-cell>
              <table:table-cell office:value-type="float" office:value="1257">
                <text:p>1257</text:p>
              </table:table-cell>
              <table:table-cell office:value-type="float" office:value="1293">
                <text:p>1293</text:p>
              </table:table-cell>
              <table:table-cell office:value-type="float" office:value="1277.33333333333">
                <text:p>1277.33333333333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7">
                <text:p>1257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1.347cm" svg:y="5.835cm" style:legend-expansion="custom" chartooo:width="7.24cm" chartooo:height="2.1cm" style:legend-expansion-aspect-ratio="3.44761904761905" chart:style-name="ch2"/>
        <chart:plot-area chart:style-name="ch3" table:cell-range-address="'daily-stats'.B15:'daily-stats'.B100 'daily-stats'.T1:'daily-stats'.W1 'daily-stats'.T15:'daily-stats'.W100" chart:data-source-has-labels="both" svg:x="0.508cm" svg:y="0.179cm" svg:width="24.385cm" svg:height="8.635cm">
          <chartooo:coordinate-region svg:x="1.855cm" svg:y="0.38cm" svg:width="22.288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4949871840628">
                <text:p>1.04949871840628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82239382239382">
                <text:p>0.982239382239382</text:p>
              </table:table-cell>
              <table:table-cell office:value-type="float" office:value="1.00162227052983">
                <text:p>1.00162227052983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14843414843415">
                <text:p>0.914843414843415</text:p>
              </table:table-cell>
              <table:table-cell office:value-type="float" office:value="0.955212355212355">
                <text:p>0.955212355212355</text:p>
              </table:table-cell>
              <table:table-cell office:value-type="float" office:value="0.933995219709505">
                <text:p>0.933995219709505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851780351780352">
                <text:p>0.851780351780352</text:p>
              </table:table-cell>
              <table:table-cell office:value-type="float" office:value="0.874259974259974">
                <text:p>0.874259974259974</text:p>
              </table:table-cell>
              <table:table-cell office:value-type="float" office:value="0.926669212383498">
                <text:p>0.926669212383498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864864864864865">
                <text:p>0.864864864864865</text:p>
              </table:table-cell>
              <table:table-cell office:value-type="float" office:value="0.804161304161304">
                <text:p>0.804161304161304</text:p>
              </table:table-cell>
              <table:table-cell office:value-type="float" office:value="0.853192753192753">
                <text:p>0.853192753192753</text:p>
              </table:table-cell>
              <table:table-cell office:value-type="float" office:value="0.887822094589012">
                <text:p>0.88782209458901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0.858495858495859">
                <text:p>0.858495858495859</text:p>
              </table:table-cell>
              <table:table-cell office:value-type="float" office:value="0.851187740661425">
                <text:p>0.851187740661425</text:p>
              </table:table-cell>
              <table:table-cell office:value-type="float" office:value="0.884429091196009">
                <text:p>0.8844290911960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948717948717949">
                <text:p>0.948717948717949</text:p>
              </table:table-cell>
              <table:table-cell office:value-type="float" office:value="0.868453184242658">
                <text:p>0.868453184242658</text:p>
              </table:table-cell>
              <table:table-cell office:value-type="float" office:value="0.900105489579174">
                <text:p>0.900105489579174</text:p>
              </table:table-cell>
              <table:table-cell office:value-type="float" office:value="0.906963104801451">
                <text:p>0.90696310480145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0.957919273708747">
                <text:p>0.957919273708747</text:p>
              </table:table-cell>
              <table:table-cell office:value-type="float" office:value="0.939632516606201">
                <text:p>0.939632516606201</text:p>
              </table:table-cell>
              <table:table-cell office:value-type="float" office:value="0.986682492556553">
                <text:p>0.98668249255655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3030303030303">
                <text:p>1.03030303030303</text:p>
              </table:table-cell>
              <table:table-cell office:value-type="float" office:value="0.995846624136098">
                <text:p>0.995846624136098</text:p>
              </table:table-cell>
              <table:table-cell office:value-type="float" office:value="1.05600156422525">
                <text:p>1.05600156422525</text:p>
              </table:table-cell>
              <table:table-cell office:value-type="float" office:value="1.04073654661061">
                <text:p>1.0407365466106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625">
                <text:p>1.0625</text:p>
              </table:table-cell>
              <table:table-cell office:value-type="float" office:value="1.14551767676768">
                <text:p>1.14551767676768</text:p>
              </table:table-cell>
              <table:table-cell office:value-type="float" office:value="1.11490662313031">
                <text:p>1.11490662313031</text:p>
              </table:table-cell>
              <table:table-cell office:value-type="float" office:value="1.12937200079228">
                <text:p>1.1293720007922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34375">
                <text:p>1.34375</text:p>
              </table:table-cell>
              <table:table-cell office:value-type="float" office:value="1.21649774774775">
                <text:p>1.21649774774775</text:p>
              </table:table-cell>
              <table:table-cell office:value-type="float" office:value="1.21242984294455">
                <text:p>1.21242984294455</text:p>
              </table:table-cell>
              <table:table-cell office:value-type="float" office:value="1.17031145349644">
                <text:p>1.1703114534964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24324324324324">
                <text:p>1.24324324324324</text:p>
              </table:table-cell>
              <table:table-cell office:value-type="float" office:value="1.32311539480657">
                <text:p>1.32311539480657</text:p>
              </table:table-cell>
              <table:table-cell office:value-type="float" office:value="1.25342806041335">
                <text:p>1.25342806041335</text:p>
              </table:table-cell>
              <table:table-cell office:value-type="float" office:value="1.2399708962209">
                <text:p>1.2399708962209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38235294117647">
                <text:p>1.38235294117647</text:p>
              </table:table-cell>
              <table:table-cell office:value-type="float" office:value="1.28696343402226">
                <text:p>1.28696343402226</text:p>
              </table:table-cell>
              <table:table-cell office:value-type="float" office:value="1.31739864864865">
                <text:p>1.31739864864865</text:p>
              </table:table-cell>
              <table:table-cell office:value-type="float" office:value="1.27550900152644">
                <text:p>1.27550900152644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0446260213702">
                <text:p>1.30446260213702</text:p>
              </table:table-cell>
              <table:table-cell office:value-type="float" office:value="1.30384751084321">
                <text:p>1.3038475108432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38235294117647">
                <text:p>1.38235294117647</text:p>
              </table:table-cell>
              <table:table-cell office:value-type="float" office:value="1.29890560875513">
                <text:p>1.29890560875513</text:p>
              </table:table-cell>
              <table:table-cell office:value-type="float" office:value="1.30798786653185">
                <text:p>1.30798786653185</text:p>
              </table:table-cell>
              <table:table-cell office:value-type="float" office:value="1.28209599108638">
                <text:p>1.28209599108638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30743075794524">
                <text:p>1.30743075794524</text:p>
              </table:table-cell>
              <table:table-cell office:value-type="float" office:value="1.26981515063698">
                <text:p>1.26981515063698</text:p>
              </table:table-cell>
              <table:table-cell office:value-type="float" office:value="1.27115648014686">
                <text:p>1.271156480146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560896604409">
                <text:p>1.2560896604409</text:p>
              </table:table-cell>
              <table:table-cell office:value-type="float" office:value="1.2256531724408">
                <text:p>1.2256531724408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20762414264707">
                <text:p>1.20762414264707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15093484977333">
                <text:p>1.1509348497733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14615985351245">
                <text:p>1.14615985351245</text:p>
              </table:table-cell>
              <table:table-cell office:value-type="float" office:value="1.12782307595903">
                <text:p>1.12782307595903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16337819747718">
                <text:p>1.16337819747718</text:p>
              </table:table-cell>
              <table:table-cell office:value-type="float" office:value="1.12712706362419">
                <text:p>1.12712706362419</text:p>
              </table:table-cell>
              <table:table-cell office:value-type="float" office:value="1.02693872221753">
                <text:p>1.02693872221753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00813008130081">
                <text:p>1.00813008130081</text:p>
              </table:table-cell>
              <table:table-cell office:value-type="float" office:value="1.08749356498877">
                <text:p>1.08749356498877</text:p>
              </table:table-cell>
              <table:table-cell office:value-type="float" office:value="0.989581276078401">
                <text:p>0.989581276078401</text:p>
              </table:table-cell>
              <table:table-cell office:value-type="float" office:value="0.947473294140676">
                <text:p>0.94747329414067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0.933962264150943">
                <text:p>0.933962264150943</text:p>
              </table:table-cell>
              <table:table-cell office:value-type="float" office:value="0.82196728975376">
                <text:p>0.82196728975376</text:p>
              </table:table-cell>
              <table:table-cell office:value-type="float" office:value="0.851831687166021">
                <text:p>0.851831687166021</text:p>
              </table:table-cell>
              <table:table-cell office:value-type="float" office:value="0.802757715601568">
                <text:p>0.802757715601568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0.523809523809524">
                <text:p>0.523809523809524</text:p>
              </table:table-cell>
              <table:table-cell office:value-type="float" office:value="0.643546668338244">
                <text:p>0.643546668338244</text:p>
              </table:table-cell>
              <table:table-cell office:value-type="float" office:value="0.62745989961605">
                <text:p>0.62745989961605</text:p>
              </table:table-cell>
              <table:table-cell office:value-type="float" office:value="0.651789508181747">
                <text:p>0.651789508181747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0.472868217054264">
                <text:p>0.472868217054264</text:p>
              </table:table-cell>
              <table:table-cell office:value-type="float" office:value="0.398402384209498">
                <text:p>0.398402384209498</text:p>
              </table:table-cell>
              <table:table-cell office:value-type="float" office:value="0.446801625291371">
                <text:p>0.446801625291371</text:p>
              </table:table-cell>
              <table:table-cell office:value-type="float" office:value="0.463162601108238">
                <text:p>0.46316260110823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0.198529411764706">
                <text:p>0.198529411764706</text:p>
              </table:table-cell>
              <table:table-cell office:value-type="float" office:value="0.258745446165463">
                <text:p>0.258745446165463</text:p>
              </table:table-cell>
              <table:table-cell office:value-type="float" office:value="0.260009172461183">
                <text:p>0.260009172461183</text:p>
              </table:table-cell>
              <table:table-cell office:value-type="float" office:value="0.319144018065265">
                <text:p>0.319144018065265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0.104838709677419">
                <text:p>0.104838709677419</text:p>
              </table:table-cell>
              <table:table-cell office:value-type="float" office:value="0.101122707147375">
                <text:p>0.101122707147375</text:p>
              </table:table-cell>
              <table:table-cell office:value-type="float" office:value="0.155247267699278">
                <text:p>0.155247267699278</text:p>
              </table:table-cell>
              <table:table-cell office:value-type="float" office:value="0.185720837472273">
                <text:p>0.185720837472273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0">
                <text:p>0</text:p>
              </table:table-cell>
              <table:table-cell office:value-type="float" office:value="0.0349462365591398">
                <text:p>0.0349462365591398</text:p>
              </table:table-cell>
              <table:table-cell office:value-type="float" office:value="0.060673624288425">
                <text:p>0.060673624288425</text:p>
              </table:table-cell>
              <table:table-cell office:value-type="float" office:value="0.110890905499484">
                <text:p>0.110890905499484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09677419354839">
                <text:p>0.0209677419354839</text:p>
              </table:table-cell>
              <table:table-cell office:value-type="float" office:value="0.0433383030631607">
                <text:p>0.0433383030631607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0.546cm" svg:y="5.258cm" style:legend-expansion="custom" chartooo:width="7.24cm" chartooo:height="2.1cm" style:legend-expansion-aspect-ratio="3.44761904761905" chart:style-name="ch2"/>
        <chart:plot-area chart:style-name="ch3" table:cell-range-address="'daily-stats'.B15:'daily-stats'.B100 'daily-stats'.X1:'daily-stats'.AA1 'daily-stats'.X15:'daily-stats'.AA100" chart:data-source-has-labels="both" svg:x="0.508cm" svg:y="0.179cm" svg:width="24.385cm" svg:height="8.635cm">
          <chartooo:coordinate-region svg:x="1.855cm" svg:y="0.379cm" svg:width="22.288cm" svg:height="7.786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3079877109595">
                <text:p>1.33079877109595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1218977126959">
                <text:p>1.31218977126959</text:p>
              </table:table-cell>
              <table:table-cell office:value-type="float" office:value="1.26675233276553">
                <text:p>1.26675233276553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24697037035069">
                <text:p>1.24697037035069</text:p>
              </table:table-cell>
              <table:table-cell office:value-type="float" office:value="1.21655876986195">
                <text:p>1.21655876986195</text:p>
              </table:table-cell>
              <table:table-cell office:value-type="float" office:value="1.17358856125844">
                <text:p>1.1735885612584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16865079365079">
                <text:p>1.16865079365079</text:p>
              </table:table-cell>
              <table:table-cell office:value-type="float" office:value="1.16812280435079">
                <text:p>1.16812280435079</text:p>
              </table:table-cell>
              <table:table-cell office:value-type="float" office:value="1.07901643670264">
                <text:p>1.07901643670264</text:p>
              </table:table-cell>
              <table:table-cell office:value-type="float" office:value="1.04590993590571">
                <text:p>1.04590993590571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0.929268292682927">
                <text:p>0.929268292682927</text:p>
              </table:table-cell>
              <table:table-cell office:value-type="float" office:value="0.940940622037305">
                <text:p>0.940940622037305</text:p>
              </table:table-cell>
              <table:table-cell office:value-type="float" office:value="0.948588823016513">
                <text:p>0.948588823016513</text:p>
              </table:table-cell>
              <table:table-cell office:value-type="float" office:value="0.890647122873055">
                <text:p>0.89064712287305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0.724902779778194">
                <text:p>0.724902779778194</text:p>
              </table:table-cell>
              <table:table-cell office:value-type="float" office:value="0.722614664904377">
                <text:p>0.722614664904377</text:p>
              </table:table-cell>
              <table:table-cell office:value-type="float" office:value="0.732453908542022">
                <text:p>0.732453908542022</text:p>
              </table:table-cell>
              <table:table-cell office:value-type="float" office:value="0.749508953212111">
                <text:p>0.749508953212111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0.513672922252011">
                <text:p>0.513672922252011</text:p>
              </table:table-cell>
              <table:table-cell office:value-type="float" office:value="0.521450152125462">
                <text:p>0.521450152125462</text:p>
              </table:table-cell>
              <table:table-cell office:value-type="float" office:value="0.534292510423068">
                <text:p>0.534292510423068</text:p>
              </table:table-cell>
              <table:table-cell office:value-type="float" office:value="0.548587620823734">
                <text:p>0.5485876208237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0.325774754346183">
                <text:p>0.325774754346183</text:p>
              </table:table-cell>
              <table:table-cell office:value-type="float" office:value="0.33909715988474">
                <text:p>0.33909715988474</text:p>
              </table:table-cell>
              <table:table-cell office:value-type="float" office:value="0.348438851886483">
                <text:p>0.348438851886483</text:p>
              </table:table-cell>
              <table:table-cell office:value-type="float" office:value="0.381637507445049">
                <text:p>0.381637507445049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0.177843803056027">
                <text:p>0.177843803056027</text:p>
              </table:table-cell>
              <table:table-cell office:value-type="float" office:value="0.167872852467403">
                <text:p>0.167872852467403</text:p>
              </table:table-cell>
              <table:table-cell office:value-type="float" office:value="0.203458295930844">
                <text:p>0.203458295930844</text:p>
              </table:table-cell>
              <table:table-cell office:value-type="float" office:value="0.248884894204631">
                <text:p>0.24888489420463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0">
                <text:p>0</text:p>
              </table:table-cell>
              <table:table-cell office:value-type="float" office:value="0.0592812676853424">
                <text:p>0.0592812676853424</text:p>
              </table:table-cell>
              <table:table-cell office:value-type="float" office:value="0.100723711480442">
                <text:p>0.100723711480442</text:p>
              </table:table-cell>
              <table:table-cell office:value-type="float" office:value="0.145327354236317">
                <text:p>0.145327354236317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55687606112054">
                <text:p>0.0355687606112054</text:p>
              </table:table-cell>
              <table:table-cell office:value-type="float" office:value="0.0719455082003157">
                <text:p>0.0719455082003157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2.614cm" svg:y="0.379cm" style:legend-expansion="custom" chartooo:width="9.429cm" chartooo:height="2.201cm" style:legend-expansion-aspect-ratio="4.28396183552931" chart:style-name="ch2"/>
        <chart:plot-area chart:style-name="ch3" table:cell-range-address="'daily-stats'.B15:'daily-stats'.B100 'daily-stats'.J1:'daily-stats'.M1 'daily-stats'.J15:'daily-stats'.M100" chart:data-source-has-labels="both" svg:x="0.508cm" svg:y="0.179cm" svg:width="24.385cm" svg:height="8.635cm">
          <chartooo:coordinate-region svg:x="1.855cm" svg:y="0.38cm" svg:width="22.288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101.424242424242">
                <text:p>101.42424242424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25.333333333333">
                <text:p>125.333333333333</text:p>
              </table:table-cell>
              <table:table-cell office:value-type="float" office:value="102.6875">
                <text:p>102.687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311">
                <text:p>311</text:p>
              </table:table-cell>
              <table:table-cell office:value-type="float" office:value="103.47619047619">
                <text:p>103.47619047619</text:p>
              </table:table-cell>
              <table:table-cell office:value-type="float" office:value="99.34375">
                <text:p>99.3437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115.636363636364">
                <text:p>115.636363636364</text:p>
              </table:table-cell>
              <table:table-cell office:value-type="float" office:value="120.388888888889">
                <text:p>120.388888888889</text:p>
              </table:table-cell>
              <table:table-cell office:value-type="float" office:value="85.4594594594595">
                <text:p>85.459459459459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89.2666666666667">
                <text:p>89.2666666666667</text:p>
              </table:table-cell>
              <table:table-cell office:value-type="float" office:value="83.7407407407408">
                <text:p>83.7407407407408</text:p>
              </table:table-cell>
              <table:table-cell office:value-type="float" office:value="94.9705882352941">
                <text:p>94.97058823529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7.4516129032258">
                <text:p>77.4516129032258</text:p>
              </table:table-cell>
              <table:table-cell office:value-type="float" office:value="95.8529411764706">
                <text:p>95.852941176470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96.8529411764706">
                <text:p>96.852941176470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76.2575757575758">
                <text:p>76.2575757575758</text:p>
              </table:table-cell>
              <table:table-cell office:value-type="float" office:value="61.5757575757576">
                <text:p>61.5757575757576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95.7777777777778">
                <text:p>95.7777777777778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76.2575757575758">
                <text:p>76.2575757575758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NaN">
                <text:p>NaN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95.7777777777778">
                <text:p>95.7777777777778</text:p>
              </table:table-cell>
              <table:table-cell office:value-type="float" office:value="62.8196721311475">
                <text:p>62.8196721311475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95.7777777777778">
                <text:p>95.777777777777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.6923076923077">
                <text:p>96.6923076923077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